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783in"/>
    </style:style>
    <style:style style:name="co2" style:family="table-column">
      <style:table-column-properties fo:break-before="auto" style:column-width="2.1016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9.87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/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7" style:family="table-cell" style:parent-style-name="Hyperlink" style:data-style-name="N0">
      <style:table-cell-properties style:cell-protect="protected" style:print-content="true" fo:background-color="transparent" style:vertical-align="automatic"/>
      <style:text-properties fo:color="#0563c1" style:text-underline-style="solid" style:text-underline-width="auto" style:text-underline-color="font-color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/>
    <style:style style:name="ce10" style:family="table-cell" style:parent-style-name="Default" style:data-style-name="N10037">
      <style:table-cell-properties style:rotation-align="none"/>
    </style:style>
    <style:style style:name="ce11" style:family="table-cell" style:parent-style-name="Default" style:data-style-name="N37">
      <style:table-cell-properties style:rotation-align="non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http://news.bbc.co.uk/2/hi/technology/4954208.stm</text:p>
          </table:table-cell>
          <table:table-cell office:value-type="string" calcext:value-type="string">
            <text:p>BBC</text:p>
          </table:table-cell>
          <table:table-cell office:value-type="date" office:date-value="2006-04-28" calcext:value-type="date">
            <text:p>04/28/06</text:p>
          </table:table-cell>
          <table:table-cell office:value-type="string" calcext:value-type="string">
            <text:p>Big holes in net's heart revealed</text:p>
          </table:table-cell>
          <table:table-cell office:value-type="string" calcext:value-type="string">
            <text:p>sirer,ra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407715/how-to-speed-up-movie-download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07-04-19" calcext:value-type="date">
            <text:p>04/19/07</text:p>
          </table:table-cell>
          <table:table-cell office:value-type="string" calcext:value-type="string">
            <text:p>How to Speed Up Movie Downloads</text:p>
          </table:table-cell>
          <table:table-cell office:value-type="string" calcext:value-type="string">
            <text:p>sirer,peters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rstechnica.com/uncategorized/2008/06/cubit-p2p-search-protocol-could-one-day-sink-the-pirate-bay/</text:p>
          </table:table-cell>
          <table:table-cell office:value-type="string" calcext:value-type="string">
            <text:p>Ars Technica</text:p>
          </table:table-cell>
          <table:table-cell office:value-type="date" office:date-value="2008-06-17" calcext:value-type="date">
            <text:p>06/17/08</text:p>
          </table:table-cell>
          <table:table-cell office:value-type="string" calcext:value-type="string">
            <text:p>Cubit P2P search protocol could one day sink The Pirate Bay</text:p>
          </table:table-cell>
          <table:table-cell office:value-type="string" calcext:value-type="string">
            <text:p>sirer,wo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fgate.com/technology/businessinsider/article/The-17-Year-Old-Whom-Yahoo-Paid-30-Million-Was-4388011.php</text:p>
          </table:table-cell>
          <table:table-cell office:value-type="string" calcext:value-type="string">
            <text:p>SF Gate</text:p>
          </table:table-cell>
          <table:table-cell office:value-type="date" office:date-value="2013-03-27" calcext:value-type="date">
            <text:p>03/27/13</text:p>
          </table:table-cell>
          <table:table-cell office:value-type="string" calcext:value-type="string">
            <text:p>The 17-Year-Old Whom Yahoo Paid $30 Million Was Licensing His Startup's Core Technolog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s.blogs.nytimes.com/2013/04/07/how-deal-makers-put-a-value-on-start-ups-disruptions/</text:p>
          </table:table-cell>
          <table:table-cell office:value-type="string" calcext:value-type="string">
            <text:p>New York Times</text:p>
          </table:table-cell>
          <table:table-cell office:value-type="date" office:date-value="2013-04-07" calcext:value-type="date">
            <text:p>04/07/13</text:p>
          </table:table-cell>
          <table:table-cell office:value-type="string" calcext:value-type="string">
            <text:p>How Deal Makers Put a Value on Start-Up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tech.slashdot.org/story/13/06/20/1747249/cornell-researchers-unveil-a-virtual-notary</text:p>
          </table:table-cell>
          <table:table-cell office:value-type="string" calcext:value-type="string">
            <text:p>Slashdot</text:p>
          </table:table-cell>
          <table:table-cell office:value-type="date" office:date-value="2013-06-20" calcext:value-type="date">
            <text:p>06/20/13</text:p>
          </table:table-cell>
          <table:table-cell office:value-type="string" calcext:value-type="string">
            <text:p>Cornell Researchers Unveil a Virtual Notar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oney.cnn.com/2013/11/04/technology/bitcoin-flaw/</text:p>
          </table:table-cell>
          <table:table-cell office:value-type="string" calcext:value-type="string">
            <text:p>CNN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Bitcoin flaw could let group take control of currency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businessinsider.com/researchers-say-bitcoin-is-broken-and-could-collapse-2013-11</text:p>
          </table:table-cell>
          <table:table-cell office:value-type="string" calcext:value-type="string">
            <text:p>Business Insider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Researchers Say 'Bitcoin Is Broken' And Could Collaps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selfish-mining-a-25-attack-against-the-bitcoin-network-1383578440</text:p>
          </table:table-cell>
          <table:table-cell office:value-type="string" calcext:value-type="string">
            <text:p>Bitcoin Magazine</text:p>
          </table:table-cell>
          <table:table-cell office:value-type="date" office:date-value="2013-11-04" calcext:value-type="date">
            <text:p>11/04/13</text:p>
          </table:table-cell>
          <table:table-cell office:value-type="string" calcext:value-type="string">
            <text:p>Selfish Mining: A 25% Attack Against the Bitcoin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24818975</text:p>
          </table:table-cell>
          <table:table-cell office:value-type="string" calcext:value-type="string">
            <text:p>BBC</text:p>
          </table:table-cell>
          <table:table-cell office:value-type="date" office:date-value="2013-11-05" calcext:value-type="date">
            <text:p>11/05/13</text:p>
          </table:table-cell>
          <table:table-cell office:value-type="string" calcext:value-type="string">
            <text:p>Bitcoin at risk of network attack, say researcher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washingtonpost.com/news/the-switch/wp/2013/11/07/no-bitcoin-isnt-broken/</text:p>
          </table:table-cell>
          <table:table-cell office:value-type="string" calcext:value-type="string">
            <text:p>Washington Post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No, Bitcoin Isn't Broke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blog/bitcoin-isnt-broken-despite-a-potential-flaw</text:p>
          </table:table-cell>
          <table:table-cell office:value-type="string" calcext:value-type="string">
            <text:p>Vice</text:p>
          </table:table-cell>
          <table:table-cell office:value-type="date" office:date-value="2013-11-07" calcext:value-type="date">
            <text:p>11/07/13</text:p>
          </table:table-cell>
          <table:table-cell office:value-type="string" calcext:value-type="string">
            <text:p>Bitcoin Isn’t Broken, Despite a Potential Flaw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1521/bitcoin-vulnerability-could-allow-malicious-miners-to-seize-control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3-11-08" calcext:value-type="date">
            <text:p>11/08/13</text:p>
          </table:table-cell>
          <table:table-cell office:value-type="string" calcext:value-type="string">
            <text:p>Bitcoin Vulnerability Could Allow Malicious Miners to Seize Control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advisor.co.uk/feature/internet/why-bitcoin-is-more-valuable-popular-than-ever-3494859/</text:p>
          </table:table-cell>
          <table:table-cell office:value-type="string" calcext:value-type="string">
            <text:p>PC Advisor</text:p>
          </table:table-cell>
          <table:table-cell office:value-type="date" office:date-value="2013-12-23" calcext:value-type="date">
            <text:p>12/23/13</text:p>
          </table:table-cell>
          <table:table-cell office:value-type="string" calcext:value-type="string">
            <text:p>The rise of Bitcoin and why you can't mine your own Bitco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otherjones.com/kevin-drum/2014/02/wait-second-i-thought-bitcoins-were-unstealable</text:p>
          </table:table-cell>
          <table:table-cell office:value-type="string" calcext:value-type="string">
            <text:p>Mother Jones</text:p>
          </table:table-cell>
          <table:table-cell office:value-type="date" office:date-value="2014-02-28" calcext:value-type="date">
            <text:p>02/28/14</text:p>
          </table:table-cell>
          <table:table-cell office:value-type="string" calcext:value-type="string">
            <text:p>Wait a Second. I Thought Bitcoins Were Unstealable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Are Bitcoin exchanges just Nigerian scam emails for gullible nerds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piegel.de/netzwelt/web/bitcoin-cash-waehrung-in-der-krise-a-956580.html</text:p>
          </table:table-cell>
          <table:table-cell office:value-type="string" calcext:value-type="string">
            <text:p>Spiegel</text:p>
          </table:table-cell>
          <table:table-cell office:value-type="date" office:date-value="2014-03-03" calcext:value-type="date">
            <text:p>03/03/14</text:p>
          </table:table-cell>
          <table:table-cell office:value-type="string" calcext:value-type="string">
            <text:p>Krypto-Währung in der Krise: Hacker suchen die Bitcoin-Wahrhe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nymag.com/daily/intelligencer/2014/03/doomsday-cult-of-bitcoin.html</text:p>
          </table:table-cell>
          <table:table-cell office:value-type="string" calcext:value-type="string">
            <text:p>NY Magazine</text:p>
          </table:table-cell>
          <table:table-cell office:value-type="date" office:date-value="2014-03-04" calcext:value-type="date">
            <text:p>03/04/14</text:p>
          </table:table-cell>
          <table:table-cell office:value-type="string" calcext:value-type="string">
            <text:p>The Doomsday Cult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mtgox-cybersleuths-idUSBREA2429L20140305</text:p>
          </table:table-cell>
          <table:table-cell office:value-type="string" calcext:value-type="string">
            <text:p>Reuters</text:p>
          </table:table-cell>
          <table:table-cell office:value-type="date" office:date-value="2014-03-05" calcext:value-type="date">
            <text:p>03/05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mobile.nytimes.com/2014/03/06/technology/personaltech/for-bitcoin-a-secure-future-might-require-traditional-trappings.html</text:p>
          </table:table-cell>
          <table:table-cell office:value-type="string" calcext:value-type="string">
            <text:p>New York Time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For Bitcoin, Secure Future Might Need Oversigh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uk.reuters.com/article/2014/03/06/uk-bitcoin-mtgox-cybersleuths-idUKBREA2429M20140306</text:p>
          </table:table-cell>
          <table:table-cell office:value-type="string" calcext:value-type="string">
            <text:p>Reuters</text:p>
          </table:table-cell>
          <table:table-cell office:value-type="date" office:date-value="2014-03-06" calcext:value-type="date">
            <text:p>03/06/14</text:p>
          </table:table-cell>
          <table:table-cell office:value-type="string" calcext:value-type="string">
            <text:p>Online sleuthing by Mt. Gox dispossessed throws up few clu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hiltzik/la-fi-mh-the-satoshi-chase-20140307-story.html</text:p>
          </table:table-cell>
          <table:table-cell office:value-type="string" calcext:value-type="string">
            <text:p>Los Angeles Times</text:p>
          </table:table-cell>
          <table:table-cell office:value-type="date" office:date-value="2014-03-07" calcext:value-type="date">
            <text:p>03/07/14</text:p>
          </table:table-cell>
          <table:table-cell office:value-type="string" calcext:value-type="string">
            <text:p>The Nakamoto chase is a sideshow: Here's the real story on bitcoi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logs.wsj.com/moneybeat/2014/03/11/bitbeat-bitcoin-is-risky-in-case-you-didnt-know/</text:p>
          </table:table-cell>
          <table:table-cell office:value-type="string" calcext:value-type="string">
            <text:p>Wall Street Journal</text:p>
          </table:table-cell>
          <table:table-cell office:value-type="date" office:date-value="2014-03-11" calcext:value-type="date">
            <text:p>03/11/14</text:p>
          </table:table-cell>
          <table:table-cell office:value-type="string" calcext:value-type="string">
            <text:p>BitBeat: Bitcoin Is Risky (In Case You Didn’t Know)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525676/academics-spy-weaknesses-in-bitcoins-foundation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4-03-24" calcext:value-type="date">
            <text:p>03/24/14</text:p>
          </table:table-cell>
          <table:table-cell office:value-type="string" calcext:value-type="string">
            <text:p>Academics Spy Weaknesses in Bitcoin’s Foundation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foq.com/news/2014/04/bitcoin-banking-mongodb</text:p>
          </table:table-cell>
          <table:table-cell office:value-type="string" calcext:value-type="string">
            <text:p>InfoQ</text:p>
          </table:table-cell>
          <table:table-cell office:value-type="date" office:date-value="2014-04-24" calcext:value-type="date">
            <text:p>04/24/14</text:p>
          </table:table-cell>
          <table:table-cell office:value-type="string" calcext:value-type="string">
            <text:p>BitCoins Lost, MongoDB and Eventual Consisten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today-bitcoins-doomsday-scenario-arrived-2014-6</text:p>
          </table:table-cell>
          <table:table-cell office:value-type="string" calcext:value-type="string">
            <text:p>Business Insider</text:p>
          </table:table-cell>
          <table:table-cell office:value-type="date" office:date-value="2014-06-14" calcext:value-type="date">
            <text:p>06/14/14</text:p>
          </table:table-cell>
          <table:table-cell office:value-type="string" calcext:value-type="string">
            <text:p>Today, Bitcoin's Doomsday Scenario Arriv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echcrunch.com/2014/06/15/51-fears-rattle-the-bitcoin-community/</text:p>
          </table:table-cell>
          <table:table-cell office:value-type="string" calcext:value-type="string">
            <text:p>TechCrunch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‘51%’ Fears Rattle The Bitcoin Community 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security/2014/06/bitcoin-security-guarantee-shattered-by-anonymous-miner-with-51-network-power/</text:p>
          </table:table-cell>
          <table:table-cell office:value-type="string" calcext:value-type="string">
            <text:p>Ars Technica</text:p>
          </table:table-cell>
          <table:table-cell office:value-type="date" office:date-value="2014-06-15" calcext:value-type="date">
            <text:p>06/15/14</text:p>
          </table:table-cell>
          <table:table-cell office:value-type="string" calcext:value-type="string">
            <text:p>Bitcoin security guarantee shattered by anonymous miner with 51% network pow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pcworld.com/article/2364000/bitcoin-price-dips-as-backers-fear-mining-monopoly.html</text:p>
          </table:table-cell>
          <table:table-cell office:value-type="string" calcext:value-type="string">
            <text:p>PC World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Price Dips as Backers Fear Mining Monopol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.uk/news/archive/2014-06/16/bitcoin-security-guarantee-compromised</text:p>
          </table:table-cell>
          <table:table-cell office:value-type="string" calcext:value-type="string">
            <text:p>WIRED UK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 Security Guarantee Compromise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itcoins-decentralised-structure-threat-miner-51-control-network-1452778</text:p>
          </table:table-cell>
          <table:table-cell office:value-type="string" calcext:value-type="string">
            <text:p>IB Times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Bitcoin's Decentralised Structure at Threat from Miner with 51% Control of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uk.news.yahoo.com/cryptocurrency-round-bitcoin-stock-exchange-miners-threaten-decentralisation-145222734.html#qz3I2dD</text:p>
          </table:table-cell>
          <table:table-cell office:value-type="string" calcext:value-type="string">
            <text:p>Yahoo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Cryptocurrency Round-Up: Bitcoin on Stock Exchange, Miners Threaten Decentralisation &amp; App Store Wallet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bronline.com/news/social/mining-pool-in-control-of-bitcoin-hit-by-ddos-attack-4293920</text:p>
          </table:table-cell>
          <table:table-cell office:value-type="string" calcext:value-type="string">
            <text:p>Computer Business Review</text:p>
          </table:table-cell>
          <table:table-cell office:value-type="date" office:date-value="2014-06-16" calcext:value-type="date">
            <text:p>06/16/14</text:p>
          </table:table-cell>
          <table:table-cell office:value-type="string" calcext:value-type="string">
            <text:p>Mining pool ‘in control’ of Bitcoin hit by DDoS attac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mintpressnews.com/the-51-percenter-bitcoin-apocalypse-is-nigh/192519/</text:p>
          </table:table-cell>
          <table:table-cell office:value-type="string" calcext:value-type="string">
            <text:p>Mint Press News</text:p>
          </table:table-cell>
          <table:table-cell office:value-type="date" office:date-value="2014-06-18" calcext:value-type="date">
            <text:p>06/18/14</text:p>
          </table:table-cell>
          <table:table-cell office:value-type="string" calcext:value-type="string">
            <text:p>The '51 Percenter' Bitcoin Apocalypse Is Nigh</text:p>
          </table:table-cell>
          <table:table-cell table:style-name="ce13"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m.csmonitor.com/Business/2014/0619/Bitcoin-Bowl-Online-currency-to-sponsor-NCAA-football-game</text:p>
          </table:table-cell>
          <table:table-cell office:value-type="string" calcext:value-type="string">
            <text:p>CSMonitor.com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Bitcoin Bowl? Online currency to sponsor NCAA football gam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register.co.uk/2014/06/19/pow_academics_ko_bitcoin_mining_mammoths/</text:p>
          </table:table-cell>
          <table:table-cell office:value-type="string" calcext:value-type="string">
            <text:p>The Register</text:p>
          </table:table-cell>
          <table:table-cell office:value-type="date" office:date-value="2014-06-19" calcext:value-type="date">
            <text:p>06/19/14</text:p>
          </table:table-cell>
          <table:table-cell office:value-type="string" calcext:value-type="string">
            <text:p>PoW! Academics KO Bitcoin mining mammoth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gigaom.com/2014/06/20/this-week-in-bitcoin-is-owning-the-majority-of-mining-power-an-attack-or-an-opportunity/</text:p>
          </table:table-cell>
          <table:table-cell office:value-type="string" calcext:value-type="string">
            <text:p>GigaOM</text:p>
          </table:table-cell>
          <table:table-cell office:value-type="date" office:date-value="2014-06-20" calcext:value-type="date">
            <text:p>06/20/14</text:p>
          </table:table-cell>
          <table:table-cell office:value-type="string" calcext:value-type="string">
            <text:p>This week in bitcoin: Is owning the majority of mining power an attack or an opportunity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blogs/schumpeter/2014/06/bitcoin</text:p>
          </table:table-cell>
          <table:table-cell office:value-type="string" calcext:value-type="string">
            <text:p>The Economist</text:p>
          </table:table-cell>
          <table:table-cell office:value-type="date" office:date-value="2014-06-23" calcext:value-type="date">
            <text:p>06/23/14</text:p>
          </table:table-cell>
          <table:table-cell office:value-type="string" calcext:value-type="string">
            <text:p>Losing to W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arstechnica.com/business/2014/07/bitcoin-pool-ghash-io-commits-to-40-hashrate-limit-after-its-51-breach/</text:p>
          </table:table-cell>
          <table:table-cell office:value-type="string" calcext:value-type="string">
            <text:p>Ars Technica</text:p>
          </table:table-cell>
          <table:table-cell office:value-type="date" office:date-value="2014-07-16" calcext:value-type="date">
            <text:p>07/16/14</text:p>
          </table:table-cell>
          <table:table-cell office:value-type="string" calcext:value-type="string">
            <text:p>Bitcoin pool GHash.io commits to 40% hashrate limit after its 51% breach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detente-ghash-io-51-issue/</text:p>
          </table:table-cell>
          <table:table-cell office:value-type="string" calcext:value-type="string">
            <text:p>CoinDesk</text:p>
          </table:table-cell>
          <table:table-cell office:value-type="date" office:date-value="2014-07-17" calcext:value-type="date">
            <text:p>07/17/14</text:p>
          </table:table-cell>
          <table:table-cell office:value-type="string" calcext:value-type="string">
            <text:p>The Bitcoin Mining Arms Race: GHash.io and the 51% Issu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mining-las-vegas-convention/</text:p>
          </table:table-cell>
          <table:table-cell office:value-type="string" calcext:value-type="string">
            <text:p>CoinDesk</text:p>
          </table:table-cell>
          <table:table-cell office:value-type="date" office:date-value="2014-10-11" calcext:value-type="date">
            <text:p>10/11/14</text:p>
          </table:table-cell>
          <table:table-cell office:value-type="string" calcext:value-type="string">
            <text:p>Bitcoin Miners Debate Risks and Rewards at Las Vegas Conven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lockchain-addresses-security-debacle-need-better/</text:p>
          </table:table-cell>
          <table:table-cell office:value-type="string" calcext:value-type="string">
            <text:p>CoinDesk</text:p>
          </table:table-cell>
          <table:table-cell office:value-type="date" office:date-value="2014-12-09" calcext:value-type="date">
            <text:p>12/09/14</text:p>
          </table:table-cell>
          <table:table-cell office:value-type="string" calcext:value-type="string">
            <text:p>Blockchain Addresses Security Controversy: 'We Need to Do Better'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meet-the-bitcoin-foundations-newest-core-security-auditor-sergio-demian-lerner</text:p>
          </table:table-cell>
          <table:table-cell office:value-type="string" calcext:value-type="string">
            <text:p>Coin Telegraph</text:p>
          </table:table-cell>
          <table:table-cell office:value-type="date" office:date-value="2014-12-11" calcext:value-type="date">
            <text:p>12/11/14</text:p>
          </table:table-cell>
          <table:table-cell office:value-type="string" calcext:value-type="string">
            <text:p>Meet the Bitcoin Foundation’s Newest Core Security Auditor, Sergio Demian Lerne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wise.com/articles/macaroons-may-protect-companies-like-sony-from-future-cyber-attacks</text:p>
          </table:table-cell>
          <table:table-cell office:value-type="string" calcext:value-type="string">
            <text:p>News Wise</text:p>
          </table:table-cell>
          <table:table-cell office:value-type="date" office:date-value="2014-12-16" calcext:value-type="date">
            <text:p>12/16/14</text:p>
          </table:table-cell>
          <table:table-cell office:value-type="string" calcext:value-type="string">
            <text:p>Macaroons Might Protect Companies Like Sony From Future Cyber Attac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cornell-professor-says-changetip-must-die-strong-point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17" calcext:value-type="date">
            <text:p>12/17/14</text:p>
          </table:table-cell>
          <table:table-cell office:value-type="string" calcext:value-type="string">
            <text:p>Cornell Professor Says ChangeTip Mist Die: Strong Poi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hangetip-ceo-nick-sullivan-wont-sell-user-data/</text:p>
          </table:table-cell>
          <table:table-cell office:value-type="string" calcext:value-type="string">
            <text:p>CoinDesk</text:p>
          </table:table-cell>
          <table:table-cell office:value-type="date" office:date-value="2014-12-18" calcext:value-type="date">
            <text:p>12/18/14</text:p>
          </table:table-cell>
          <table:table-cell office:value-type="string" calcext:value-type="string">
            <text:p>ChangeTip CEO Nick Sullivan: We Won't Sell User Data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cornell-professor-sirer-blasts-back-asks-changetip-prove-commitment-privacy/</text:p>
          </table:table-cell>
          <table:table-cell office:value-type="string" calcext:value-type="string">
            <text:p>CryptoCoinsNews</text:p>
          </table:table-cell>
          <table:table-cell office:value-type="date" office:date-value="2014-12-30" calcext:value-type="date">
            <text:p>12/30/14</text:p>
          </table:table-cell>
          <table:table-cell office:value-type="string" calcext:value-type="string">
            <text:p>Cornell Professor Sirer Blasts Back: Asks ChangeTip to Prove Their Commitment to Privac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void-bitcoin-scams-2015/</text:p>
          </table:table-cell>
          <table:table-cell office:value-type="string" calcext:value-type="string">
            <text:p>CoinDesk</text:p>
          </table:table-cell>
          <table:table-cell office:value-type="date" office:date-value="2015-01-02" calcext:value-type="date">
            <text:p>01/02/15</text:p>
          </table:table-cell>
          <table:table-cell office:value-type="string" calcext:value-type="string">
            <text:p>How to Avoid Bitcoin Scams in 2015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sarahjeong/2015/01/16/dhs-agent-thought-mt-gox-ceo-was-dpr/</text:p>
          </table:table-cell>
          <table:table-cell office:value-type="string" calcext:value-type="string">
            <text:p>Forbes</text:p>
          </table:table-cell>
          <table:table-cell office:value-type="date" office:date-value="2015-01-16" calcext:value-type="date">
            <text:p>01/16/15</text:p>
          </table:table-cell>
          <table:table-cell office:value-type="string" calcext:value-type="string">
            <text:p>Was Mt. Gox CEO The Dread Pirate Roberts? The DHS Once Believed I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earching-for-cryptocurrency-security-standard/</text:p>
          </table:table-cell>
          <table:table-cell office:value-type="string" calcext:value-type="string">
            <text:p>CoinDesk</text:p>
          </table:table-cell>
          <table:table-cell office:value-type="date" office:date-value="2015-01-25" calcext:value-type="date">
            <text:p>01/25/15</text:p>
          </table:table-cell>
          <table:table-cell office:value-type="string" calcext:value-type="string">
            <text:p>Searching for a Cryptocurrency Security Standard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thomasbrewster/2015/03/27/bitcoin-blockchain-pollution-a-criminal-opportunity/#4f7b29223297</text:p>
          </table:table-cell>
          <table:table-cell office:value-type="string" calcext:value-type="string">
            <text:p>Forbes</text:p>
          </table:table-cell>
          <table:table-cell office:value-type="date" office:date-value="2015-03-27" calcext:value-type="date">
            <text:p>03/27/15</text:p>
          </table:table-cell>
          <table:table-cell office:value-type="string" calcext:value-type="string">
            <text:p>Bitcoin's Blockchain Offers Safe Haven For Malware And Child Abuse, Warns Interpo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scientificamerican.com/article/bitcoin-based-blockchain-breaks-out/</text:p>
          </table:table-cell>
          <table:table-cell office:value-type="string" calcext:value-type="string">
            <text:p>Scientific American</text:p>
          </table:table-cell>
          <table:table-cell office:value-type="date" office:date-value="2015-04-01" calcext:value-type="date">
            <text:p>04/01/15</text:p>
          </table:table-cell>
          <table:table-cell office:value-type="string" calcext:value-type="string">
            <text:p>Bitcoin-Based Blockchain Breaks Ou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nologyreview.com/news/536641/a-new-competitor-for-bitcoin-aims-to-be-faster-and-saf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4-15" calcext:value-type="date">
            <text:p>04/15/15</text:p>
          </table:table-cell>
          <table:table-cell office:value-type="string" calcext:value-type="string">
            <text:p>A New Competitor for Bitcoin Aims to Be Faster and Safer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stanford-professor-developed-faster-securer-bitcoin/</text:p>
          </table:table-cell>
          <table:table-cell office:value-type="string" calcext:value-type="string">
            <text:p>CryptoCoinsNews</text:p>
          </table:table-cell>
          <table:table-cell office:value-type="date" office:date-value="2015-04-21" calcext:value-type="date">
            <text:p>04/21/15</text:p>
          </table:table-cell>
          <table:table-cell office:value-type="string" calcext:value-type="string">
            <text:p>Stanford Professor Developed Faster Securer Bitco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what-is-selfish-mining-and-is-it-a-threat-to-bitcoin/</text:p>
          </table:table-cell>
          <table:table-cell office:value-type="string" calcext:value-type="string">
            <text:p>Coin Journal</text:p>
          </table:table-cell>
          <table:table-cell office:value-type="date" office:date-value="2015-05-14" calcext:value-type="date">
            <text:p>05/14/15</text:p>
          </table:table-cell>
          <table:table-cell office:value-type="string" calcext:value-type="string">
            <text:p>What is Selfish Mining and is it a Threat to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us-government-funds-3-million-cryptocurrency-research-initiative/</text:p>
          </table:table-cell>
          <table:table-cell office:value-type="string" calcext:value-type="string">
            <text:p>CoinDesk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Government Funds $3 Million Cryptocurrency Research Initiativ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us-national-science-foundation-awards-3-year-grant-for-cryptocurrency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5-07-29" calcext:value-type="date">
            <text:p>07/29/15</text:p>
          </table:table-cell>
          <table:table-cell office:value-type="string" calcext:value-type="string">
            <text:p>US National Science Foundation Awards 3-Year Grant for Cryptocurrency Research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national-science-foundation-awards-research-grants-science-applications-cryptocurrency-1438296576</text:p>
          </table:table-cell>
          <table:table-cell office:value-type="string" calcext:value-type="string">
            <text:p>Bitcoin Magazine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National Science Foundation Awards Research Grants on the Science and Applications of Cryptocurrenc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ethereum-decentralized-app-network-launch/</text:p>
          </table:table-cell>
          <table:table-cell office:value-type="string" calcext:value-type="string">
            <text:p>CoinDesk</text:p>
          </table:table-cell>
          <table:table-cell office:value-type="date" office:date-value="2015-07-30" calcext:value-type="date">
            <text:p>07/30/15</text:p>
          </table:table-cell>
          <table:table-cell office:value-type="string" calcext:value-type="string">
            <text:p>Ethereum Launches Long-Awaited Decentralized App Network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0151/bitcoins-dark-side-could-get-darker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08-13" calcext:value-type="date">
            <text:p>08/13/15</text:p>
          </table:table-cell>
          <table:table-cell office:value-type="string" calcext:value-type="string">
            <text:p>Bitcoin’s Dark Side Could Get Darker</text:p>
          </table:table-cell>
          <table:table-cell office:value-type="string" calcext:value-type="string">
            <text:p>juels,shi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core-devs-bankers-and-the-fbi-what-not-to-miss-at-consensus-2015/</text:p>
          </table:table-cell>
          <table:table-cell office:value-type="string" calcext:value-type="string">
            <text:p>CoinDesk</text:p>
          </table:table-cell>
          <table:table-cell office:value-type="date" office:date-value="2015-09-07" calcext:value-type="date">
            <text:p>09/07/15</text:p>
          </table:table-cell>
          <table:table-cell office:value-type="string" calcext:value-type="string">
            <text:p>Core Devs, Bankers and the FBI: What Not to Miss at Consensus 2015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scaling-bitcoin-day-1-constructive-debate-shines/</text:p>
          </table:table-cell>
          <table:table-cell office:value-type="string" calcext:value-type="string">
            <text:p>CoinDesk</text:p>
          </table:table-cell>
          <table:table-cell office:value-type="date" office:date-value="2015-09-13" calcext:value-type="date">
            <text:p>09/13/15</text:p>
          </table:table-cell>
          <table:table-cell office:value-type="string" calcext:value-type="string">
            <text:p>Constructive Debate Shines as Scaling Bitcoin Unites Develop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research-blockchain-problems-bitcoin-ng/</text:p>
          </table:table-cell>
          <table:table-cell office:value-type="string" calcext:value-type="string">
            <text:p>CoinDesk</text:p>
          </table:table-cell>
          <table:table-cell office:value-type="date" office:date-value="2015-09-18" calcext:value-type="date">
            <text:p>09/18/15</text:p>
          </table:table-cell>
          <table:table-cell office:value-type="string" calcext:value-type="string">
            <text:p>Researchers Tackle Tomorrow's Blockchain Problems With Bitcoin-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5/09/19/bitcoin-ng-tomorrows-bitcoin-under-development-today/</text:p>
          </table:table-cell>
          <table:table-cell office:value-type="string" calcext:value-type="string">
            <text:p>News BTC</text:p>
          </table:table-cell>
          <table:table-cell office:value-type="date" office:date-value="2015-09-19" calcext:value-type="date">
            <text:p>09/19/15</text:p>
          </table:table-cell>
          <table:table-cell office:value-type="string" calcext:value-type="string">
            <text:p>Tomorrow's Bitcoin in the Work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ature.com/news/the-future-of-cryptocurrencies-bitcoin-and-beyond-1.18447</text:p>
          </table:table-cell>
          <table:table-cell office:value-type="string" calcext:value-type="string">
            <text:p>Nature</text:p>
          </table:table-cell>
          <table:table-cell office:value-type="date" office:date-value="2015-09-30" calcext:value-type="date">
            <text:p>09/30/15</text:p>
          </table:table-cell>
          <table:table-cell office:value-type="string" calcext:value-type="string">
            <text:p>The future of cryptocurrencies: Bitcoin and beyond : Nature News &amp; Comment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ews.cornell.edu/stories/2015/11/cornell-teams-join-nsf-campaign-cybersecurity</text:p>
          </table:table-cell>
          <table:table-cell office:value-type="string" calcext:value-type="string">
            <text:p>Cornell Chronicle</text:p>
          </table:table-cell>
          <table:table-cell office:value-type="date" office:date-value="2015-11-06" calcext:value-type="date">
            <text:p>11/06/15</text:p>
          </table:table-cell>
          <table:table-cell office:value-type="string" calcext:value-type="string">
            <text:p>Cornell teams join NSF campaign for cybersecurity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bitcoin-ng-or-how-cornell-researchers-think-a-radical-redesign-can-solve-bitcoin-s-scaling-issues-1447108649</text:p>
          </table:table-cell>
          <table:table-cell office:value-type="string" calcext:value-type="string">
            <text:p>Bitcoin Magazine</text:p>
          </table:table-cell>
          <table:table-cell office:value-type="date" office:date-value="2015-11-09" calcext:value-type="date">
            <text:p>11/09/15</text:p>
          </table:table-cell>
          <table:table-cell office:value-type="string" calcext:value-type="string">
            <text:p>Bitcoin NG, or How Cornell Researchers Think a Radical Redesign Can Solve Bitcoin's Scaling Issue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44431/how-to-spot-bitcoin-inventor-satoshi-nakamot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How to Spot a Bitcoin Invento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techcrunch.com/2015/12/10/satoshi-gulch/</text:p>
          </table:table-cell>
          <table:table-cell office:value-type="string" calcext:value-type="string">
            <text:p>TechCrunch</text:p>
          </table:table-cell>
          <table:table-cell office:value-type="date" office:date-value="2015-12-10" calcext:value-type="date">
            <text:p>12/10/15</text:p>
          </table:table-cell>
          <table:table-cell office:value-type="string" calcext:value-type="string">
            <text:p>Satoshi Gulch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speaker.com/2015/12/11/craig-wright-is-not-satoshi-nakamoto-says-cornell-universitys-professor/</text:p>
          </table:table-cell>
          <table:table-cell office:value-type="string" calcext:value-type="string">
            <text:p>Coin Speaker</text:p>
          </table:table-cell>
          <table:table-cell office:value-type="date" office:date-value="2015-12-11" calcext:value-type="date">
            <text:p>12/11/15</text:p>
          </table:table-cell>
          <table:table-cell office:value-type="string" calcext:value-type="string">
            <text:p>‘Craig Wright is Not Satoshi Nakamoto,’ Says Cornell University’s Professo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fr.sputniknews.com/societe/201512151020288022-bitcoin-createur-craig-wright/</text:p>
          </table:table-cell>
          <table:table-cell office:value-type="string" calcext:value-type="string">
            <text:p>Sputnik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A-t-on démasqué le créateur du Bitcoin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omberg.com/news/articles/2015-12-17/blockchain-lures-ibm-wells-fargo-to-develop-transaction-network</text:p>
          </table:table-cell>
          <table:table-cell office:value-type="string" calcext:value-type="string">
            <text:p>Bloomberg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Blockchain Lures IBM, Wells Fargo for Transaction Network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inuxfoundation.org/news-media/announcements/2015/12/linux-foundation-unites-industry-leaders-advance-blockchain</text:p>
          </table:table-cell>
          <table:table-cell office:value-type="string" calcext:value-type="string">
            <text:p>Linux Foundation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Linux Foundation Unites Industry Leaders to Advance Blockchain Technology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week.com/cloud/financial-and-tech-titans-form-open-source-blockchain-project.html</text:p>
          </table:table-cell>
          <table:table-cell office:value-type="string" calcext:value-type="string">
            <text:p>eWeek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Financial and Tech Titans Launch Blockchain Project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journaldugeek.com/2015/12/18/decouverte-inventeur-bitcoin-hoax/</text:p>
          </table:table-cell>
          <table:table-cell office:value-type="string" calcext:value-type="string">
            <text:p>Journal du Geek</text:p>
          </table:table-cell>
          <table:table-cell office:value-type="date" office:date-value="2015-12-18" calcext:value-type="date">
            <text:p>12/18/15</text:p>
          </table:table-cell>
          <table:table-cell office:value-type="string" calcext:value-type="string">
            <text:p>Découverte de l’inventeur du Bitcoin ? Ça sent l’hoax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oinreport.net/linux-foundation-gets-corporate-giants-vows-for-blockchain-promotion/</text:p>
          </table:table-cell>
          <table:table-cell office:value-type="string" calcext:value-type="string">
            <text:p>Coin Report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Linux Foundation gets corporate giants’ vows for blockchain promot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2015-year-of-blockchain/</text:p>
          </table:table-cell>
          <table:table-cell office:value-type="string" calcext:value-type="string">
            <text:p>CoinDesk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2015 Was the Year of the Blockchai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533326/the-startup-meant-to-reinvent-what-bitcoin-can-do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5-12-22" calcext:value-type="date">
            <text:p>12/22/15</text:p>
          </table:table-cell>
          <table:table-cell office:value-type="string" calcext:value-type="string">
            <text:p>The Startup Meant to Reinvent What Bitcoin Can Do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10-must-read-cryptocurrency-research-papers-from-2015/</text:p>
          </table:table-cell>
          <table:table-cell office:value-type="string" calcext:value-type="string">
            <text:p>CoinDesk</text:p>
          </table:table-cell>
          <table:table-cell office:value-type="date" office:date-value="2015-12-27" calcext:value-type="date">
            <text:p>12/27/15</text:p>
          </table:table-cell>
          <table:table-cell office:value-type="string" calcext:value-type="string">
            <text:p>The Top 10 Cryptocurrency Research Papers of 2015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pectrum.ieee.org/tech-talk/telecom/internet/fear-and-loathing-in-the-bitcoin-world</text:p>
          </table:table-cell>
          <table:table-cell office:value-type="string" calcext:value-type="string">
            <text:p>IEEE Spectrum</text:p>
          </table:table-cell>
          <table:table-cell office:value-type="date" office:date-value="2016-01-21" calcext:value-type="date">
            <text:p>01/21/16</text:p>
          </table:table-cell>
          <table:table-cell office:value-type="string" calcext:value-type="string">
            <text:p>Bitcoin Needs (Gasp!) Formal Governance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register.co.uk/2016/02/10/crypto_connoisseurs_curl_up_with_princetons_300page_ode_to_bitcoin/</text:p>
          </table:table-cell>
          <table:table-cell office:value-type="string" calcext:value-type="string">
            <text:p>The Register</text:p>
          </table:table-cell>
          <table:table-cell office:value-type="date" office:date-value="2016-02-10" calcext:value-type="date">
            <text:p>02/10/16</text:p>
          </table:table-cell>
          <table:table-cell office:value-type="string" calcext:value-type="string">
            <text:p>Crypto connoisseurs: Curl up with Princeton's 300-page ode to Bitcoi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0781/technical-roadblock-might-shatter-bitcoin-dreams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2-16" calcext:value-type="date">
            <text:p>02/16/16</text:p>
          </table:table-cell>
          <table:table-cell office:value-type="string" calcext:value-type="string">
            <text:p>Technical Roadblock Might Shatter Bitcoin Dream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researchers-redesign-scaling-decentralized-blockchains/</text:p>
          </table:table-cell>
          <table:table-cell office:value-type="string" calcext:value-type="string">
            <text:p>CoinDesk</text:p>
          </table:table-cell>
          <table:table-cell office:value-type="date" office:date-value="2016-02-17" calcext:value-type="date">
            <text:p>02/17/16</text:p>
          </table:table-cell>
          <table:table-cell office:value-type="string" calcext:value-type="string">
            <text:p>Researchers Argue Radical Redesigns Needed to Scale Decentralized Blockchain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blockchain-experts-provide-contrasts-predictions-consensus-protocols-1545929</text:p>
          </table:table-cell>
          <table:table-cell office:value-type="string" calcext:value-type="string">
            <text:p>IB Times</text:p>
          </table:table-cell>
          <table:table-cell office:value-type="date" office:date-value="2016-02-25" calcext:value-type="date">
            <text:p>02/25/16</text:p>
          </table:table-cell>
          <table:table-cell office:value-type="string" calcext:value-type="string">
            <text:p>Blockchain experts provide contrasts and predictions on consensus protocol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lockcy.com/bitcoin-vault-making-bitcoin-theft-impossible</text:p>
          </table:table-cell>
          <table:table-cell office:value-type="string" calcext:value-type="string">
            <text:p>Blockcy</text:p>
          </table:table-cell>
          <table:table-cell office:value-type="date" office:date-value="2016-02-27" calcext:value-type="date">
            <text:p>02/27/16</text:p>
          </table:table-cell>
          <table:table-cell office:value-type="string" calcext:value-type="string">
            <text:p>No More Bitcoin Theft With This New Invention Says Professor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2/28/bitcoin-covenant-defense-bitcoin-theft/</text:p>
          </table:table-cell>
          <table:table-cell office:value-type="string" calcext:value-type="string">
            <text:p>News BTC</text:p>
          </table:table-cell>
          <table:table-cell office:value-type="date" office:date-value="2016-02-28" calcext:value-type="date">
            <text:p>02/28/16</text:p>
          </table:table-cell>
          <table:table-cell office:value-type="string" calcext:value-type="string">
            <text:p>The Bitcoin Covenant — Defense Against Bitcoin Theft !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the-bank-of-england-s-rscoin-an-experiment-for-central-banks-or-a-bitcoin-alternative-1459183955</text:p>
          </table:table-cell>
          <table:table-cell office:value-type="string" calcext:value-type="string">
            <text:p>Bitcoin Magazine</text:p>
          </table:table-cell>
          <table:table-cell office:value-type="date" office:date-value="2016-03-28" calcext:value-type="date">
            <text:p>03/28/16</text:p>
          </table:table-cell>
          <table:table-cell office:value-type="string" calcext:value-type="string">
            <text:p>The Bank of England’s RSCoin: An Experiment for Central Banks or a Bitcoin Alternative?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4/ithaca-pittsford-score-high-school-programming-contest</text:p>
          </table:table-cell>
          <table:table-cell office:value-type="string" calcext:value-type="string">
            <text:p>Cornell Chronicle</text:p>
          </table:table-cell>
          <table:table-cell office:value-type="date" office:date-value="2016-04-13" calcext:value-type="date">
            <text:p>04/13/16</text:p>
          </table:table-cell>
          <table:table-cell office:value-type="string" calcext:value-type="string">
            <text:p>Ithaca, Pittsford score in high school programming contes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oin-dev-peter-todd-forced-soft-forks-send-dangerous-message/</text:p>
          </table:table-cell>
          <table:table-cell office:value-type="string" calcext:value-type="string">
            <text:p>Reuters</text:p>
          </table:table-cell>
          <table:table-cell office:value-type="date" office:date-value="2016-04-15" calcext:value-type="date">
            <text:p>04/15/16</text:p>
          </table:table-cell>
          <table:table-cell office:value-type="string" calcext:value-type="string">
            <text:p>Bitcoin Dev Peter Todd: Soft Forks Send Dangerous Messag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usatoday.com/story/tech/2016/05/02/bitcoin-founder-identified/83813744/</text:p>
          </table:table-cell>
          <table:table-cell office:value-type="string" calcext:value-type="string">
            <text:p>USA Today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Australian claims he is the founder of Bitcoin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sj.com/articles/craig-wright-claims-he-is-bitcoin-inventor-satoshi-nakamoto-1462182349</text:p>
          </table:table-cell>
          <table:table-cell office:value-type="string" calcext:value-type="string">
            <text:p>Wall Street Journal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Craig Wright Claims He Is Bitcoin Inventor ‘Satoshi Nakamoto'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heverge.com/2016/5/2/11566296/craig-steven-wright-satoshi-nakamoto-bitcoin-proof</text:p>
          </table:table-cell>
          <table:table-cell office:value-type="string" calcext:value-type="string">
            <text:p>The Verge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The latest Bitcoin inventor claims don't add u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foxnews.com/tech/2016/05/02/us-military-proposes-secure-self-destructing-messaging-app.html</text:p>
          </table:table-cell>
          <table:table-cell office:value-type="string" calcext:value-type="string">
            <text:p>Fox News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US military proposes secure, self-destructing messaging app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371/will-the-real-satoshi-nakamoto-help-fix-bitcoin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5-02" calcext:value-type="date">
            <text:p>05/02/16</text:p>
          </table:table-cell>
          <table:table-cell office:value-type="string" calcext:value-type="string">
            <text:p>Will the Real Satoshi Nakamoto Help Fix Bitcoin?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techtimes.com/articles/155533/20160503/australian-computer-scientist-shows-proof-he-is-bitcoin-creator-satoshi-nakamoto.htm</text:p>
          </table:table-cell>
          <table:table-cell office:value-type="string" calcext:value-type="string">
            <text:p>Tech Times</text:p>
          </table:table-cell>
          <table:table-cell office:value-type="date" office:date-value="2016-05-03" calcext:value-type="date">
            <text:p>05/03/16</text:p>
          </table:table-cell>
          <table:table-cell office:value-type="string" calcext:value-type="string">
            <text:p>Australian Computer Scientist Shows Proof He Is Bitcoin Creator Satoshi Nakamot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salon.com/2016/05/05/bitcoins_self_proclaimed_founder_backtracks/</text:p>
          </table:table-cell>
          <table:table-cell office:value-type="string" calcext:value-type="string">
            <text:p>Salon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’s self-proclaimed founder backtrack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times.com/business/technology/la-fi-tn-bitcoin-founder-20160505-story.html</text:p>
          </table:table-cell>
          <table:table-cell office:value-type="string" calcext:value-type="string">
            <text:p>LA Times</text:p>
          </table:table-cell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Bitcoin's self-proclaimed founder says he lacks 'courage' to give more proof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us-bitcoin-governance-idUSKCN0XX1WU</text:p>
          </table:table-cell>
          <table:table-cell office:value-type="string" calcext:value-type="string">
            <text:p>Reuters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Bitcoin has a governance problem, no matter who created i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lastampa.it/2016/05/06/economia/craig-wright-non-prova-di-essere-nakamoto-ma-il-mistero-si-infittisce-lV9CTvo0xQmNsTngt2hn4K/pagina.html</text:p>
          </table:table-cell>
          <table:table-cell office:value-type="string" calcext:value-type="string">
            <text:p>La Stampa</text:p>
          </table:table-cell>
          <table:table-cell office:value-type="date" office:date-value="2016-05-06" calcext:value-type="date">
            <text:p>05/06/16</text:p>
          </table:table-cell>
          <table:table-cell office:value-type="string" calcext:value-type="string">
            <text:p>Craig Wright non prova di essere Nakamoto, ma il mistero si infittisc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au.finance.yahoo.com/news/bitcoin-governance-problem-030107893.html</text:p>
          </table:table-cell>
          <table:table-cell office:value-type="string" calcext:value-type="string">
            <text:p>Yahoo</text:p>
          </table:table-cell>
          <table:table-cell office:value-type="date" office:date-value="2016-05-11" calcext:value-type="date">
            <text:p>05/11/16</text:p>
          </table:table-cell>
          <table:table-cell office:value-type="string" calcext:value-type="string">
            <text:p>Bitcoin has a governance probl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laurashin/2016/05/18/leaderless-company-rakes-in-133-million-new-crowdfunding-rules-allow-startups-to-raise-1-million/#690459f37513</text:p>
          </table:table-cell>
          <table:table-cell office:value-type="string" calcext:value-type="string">
            <text:p>Forbes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Leaderless Company Rakes In $133 Million – New Crowdfunding Rules Allow Startups To Raise $1 Million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mid-huge-fundraise-thedao-sparks-a-public-debate/</text:p>
          </table:table-cell>
          <table:table-cell office:value-type="string" calcext:value-type="string">
            <text:p>Coindesk</text:p>
          </table:table-cell>
          <table:table-cell office:value-type="date" office:date-value="2016-05-18" calcext:value-type="date">
            <text:p>05/18/16</text:p>
          </table:table-cell>
          <table:table-cell office:value-type="string" calcext:value-type="string">
            <text:p>Public Opinion Split As The DAO Rakes in Ethereum Funding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smart-contracts-a-tool-for-bank-lawyers-not-a-replacement-1081078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5-19" calcext:value-type="date">
            <text:p>05/19/16</text:p>
          </table:table-cell>
          <table:table-cell office:value-type="string" calcext:value-type="string">
            <text:p>Smart Contracts: A Tool for Bank Lawyers, Not a Replacement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ndependent.com/news/2016/may/23/computer-expert-raises-new-concerns-bitcoin-users/</text:p>
          </table:table-cell>
          <table:table-cell office:value-type="string" calcext:value-type="string">
            <text:p>Independent</text:p>
          </table:table-cell>
          <table:table-cell office:value-type="date" office:date-value="2016-05-23" calcext:value-type="date">
            <text:p>05/23/16</text:p>
          </table:table-cell>
          <table:table-cell office:value-type="string" calcext:value-type="string">
            <text:p>Computer Expert Raises New Concerns for Bitcoin User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cientist.com/article/2090656-controversial-software-claims-to-tell-personality-from-your-face/</text:p>
          </table:table-cell>
          <table:table-cell office:value-type="string" calcext:value-type="string">
            <text:p>New Scientist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Controversial software claims to tell personality from your face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kraken-dao-trading-critics-moratorium/</text:p>
          </table:table-cell>
          <table:table-cell office:value-type="string" calcext:value-type="string">
            <text:p>CoinDesk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Kraken to Add DAO Trading as Critics Call for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5/28/business/dealbook/paper-points-up-flaws-in-venture-fund-based-on-virtual-money.html?smid=tw-share&amp;_r=0</text:p>
          </table:table-cell>
          <table:table-cell office:value-type="string" calcext:value-type="string">
            <text:p>New York Times</text:p>
          </table:table-cell>
          <table:table-cell office:value-type="date" office:date-value="2016-05-27" calcext:value-type="date">
            <text:p>05/27/16</text:p>
          </table:table-cell>
          <table:table-cell office:value-type="string" calcext:value-type="string">
            <text:p>Paper Points Up Flaws in Venture Fund Based on Virtual Money - The New York Times</text:p>
          </table:table-cell>
          <table:table-cell office:value-type="string" calcext:value-type="string">
            <text:p>sirer,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spectrum.ieee.org/tech-talk/computing/networks/ethereums-150-million-dollar-dao-opens-for-business-just-as-researchers-call-for-a-moratorium</text:p>
          </table:table-cell>
          <table:table-cell office:value-type="string" calcext:value-type="string">
            <text:p>IEEE Spectrum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Ethereum’s $150-Million Blockchain-Powered Fund Opens Just as Researchers Call For a Halt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the-seven-sins-dao/</text:p>
          </table:table-cell>
          <table:table-cell office:value-type="string" calcext:value-type="string">
            <text:p>Bitcoinist</text:p>
          </table:table-cell>
          <table:table-cell office:value-type="date" office:date-value="2016-05-28" calcext:value-type="date">
            <text:p>05/28/16</text:p>
          </table:table-cell>
          <table:table-cell office:value-type="string" calcext:value-type="string">
            <text:p>The Seven Sins of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themerkle.com/a-group-of-researchers-call-for-a-temporary-moratorium-on-dao-proposals/</text:p>
          </table:table-cell>
          <table:table-cell office:value-type="string" calcext:value-type="string">
            <text:p>The Merkle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A Group of Researchers Call For a Temporary Moratorium On DAO Proposals – The Merkle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xnewscall.com/ethereum-problems-for-the-150-million-blockchain-powered-ethereum-fund/1940774/</text:p>
          </table:table-cell>
          <table:table-cell office:value-type="string" calcext:value-type="string">
            <text:p>Fx News Cal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 Problems For The $150 Million Blockchain Powered Ethereum Fund? - FX News Call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-blockchain.com/2016/05/30/ethereums-blockchain-dao-fund-opens-critical-analysis-security-experts/</text:p>
          </table:table-cell>
          <table:table-cell office:value-type="string" calcext:value-type="string">
            <text:p>Blockchain News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Ethereum's $150 Million Blockchain DAO Fund Opens To Critical Analysis by Security Experts - Blockchain News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695033/the-dao-security-concerns-funded-by-ether/</text:p>
          </table:table-cell>
          <table:table-cell office:value-type="string" calcext:value-type="string">
            <text:p>Quartz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Researchers point to possible security flaws in the DAO, the $150 million virtual-company experiment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lock-security-proposal-dao-vlad-attacks/</text:p>
          </table:table-cell>
          <table:table-cell office:value-type="string" calcext:value-type="string">
            <text:p>CoinJournal</text:p>
          </table:table-cell>
          <table:table-cell office:value-type="date" office:date-value="2016-05-30" calcext:value-type="date">
            <text:p>05/30/16</text:p>
          </table:table-cell>
          <table:table-cell office:value-type="string" calcext:value-type="string">
            <text:p>Slock.it Submits Security Proposal to The DAO Amid ‘Vlad Attacks’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Three-individuals-call-for-a-moratorium-to-prevent-losses-to-the-Ethereum-DAO-215220</text:p>
          </table:table-cell>
          <table:table-cell office:value-type="string" calcext:value-type="string">
            <text:p>EconoTime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Three individuals call for a moratorium to prevent losses to the Ethereum 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ryptocoinsnews.com/ethereum-dao-critics-call-for-a-moratorium/</text:p>
          </table:table-cell>
          <table:table-cell office:value-type="string" calcext:value-type="string">
            <text:p>CryptoCoinsNews</text:p>
          </table:table-cell>
          <table:table-cell office:value-type="date" office:date-value="2016-05-31" calcext:value-type="date">
            <text:p>05/31/16</text:p>
          </table:table-cell>
          <table:table-cell office:value-type="string" calcext:value-type="string">
            <text:p>Ethereum DAO Critics Call for a Moratori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61874</text:p>
          </table:table-cell>
          <table:table-cell office:value-type="string" calcext:value-type="string">
            <text:p>Haaretz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DAO</text:p>
          </table:table-cell>
          <table:table-cell office:value-type="string" calcext:value-type="string">
            <text:p>sirer,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calcext:value-type="string">
            <text:p>Silicon Angle</text:p>
          </table:table-cell>
          <table:table-cell office:value-type="date" office:date-value="2016-06-01" calcext:value-type="date">
            <text:p>06/01/16</text:p>
          </table:table-cell>
          <table:table-cell office:value-type="string" calcext:value-type="string">
            <text:p>Bitcoin Weekly 2016 June 1: China influences rise in market value, BTC ‘not money’ case, Australia auctioning $11.5M in bitcoins, the DAO comes onlin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ewsbtc.com/2016/06/03/slock-releases-first-version-dao-proposal-framework/</text:p>
          </table:table-cell>
          <table:table-cell office:value-type="string" calcext:value-type="string">
            <text:p>News BTC</text:p>
          </table:table-cell>
          <table:table-cell office:value-type="date" office:date-value="2016-06-03" calcext:value-type="date">
            <text:p>06/03/16</text:p>
          </table:table-cell>
          <table:table-cell office:value-type="string" calcext:value-type="string">
            <text:p>Slock.it Releases First Version of DAO Proposal Framework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social-kapital-goes-further-than-dao-in-security-concerns</text:p>
          </table:table-cell>
          <table:table-cell office:value-type="string" calcext:value-type="string">
            <text:p>Coin Telegraph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Social Kapital Goes Further Than DAO in Security Concer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ired.com/2016/06/biggest-crowdfunding-project-ever-dao-mess/</text:p>
          </table:table-cell>
          <table:table-cell office:value-type="string" calcext:value-type="string">
            <text:p>Wired Magazine</text:p>
          </table:table-cell>
          <table:table-cell office:value-type="date" office:date-value="2016-06-06" calcext:value-type="date">
            <text:p>06/06/16</text:p>
          </table:table-cell>
          <table:table-cell office:value-type="string" calcext:value-type="string">
            <text:p>The Biggest Crowdfunding Project Ever—the DAO—Is Kind of a Mes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technologyreview.com/s/601643/companies-are-stockpiling-bitcoin-to-pay-off-cybercriminals/#/set/id/601637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07" calcext:value-type="date">
            <text:p>06/07/16</text:p>
          </table:table-cell>
          <table:table-cell office:value-type="string" calcext:value-type="string">
            <text:p>Companies Are Stockpiling Bitcoin to Pay Off Cybercriminal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news.softpedia.com/news/companies-are-stockpiling-bitcoin-in-case-they-get-infected-with-ransomware-504987.shtml</text:p>
          </table:table-cell>
          <table:table-cell office:value-type="string" calcext:value-type="string">
            <text:p>Softpedia</text:p>
          </table:table-cell>
          <table:table-cell office:value-type="date" office:date-value="2016-06-08" calcext:value-type="date">
            <text:p>06/08/16</text:p>
          </table:table-cell>
          <table:table-cell office:value-type="string" calcext:value-type="string">
            <text:p>Companies Are Stockpiling Bitcoin in Case They Get Infected with Ransomwa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ravenewcoin.com/news/large-uk-businesses-holding-bitcoin-to-pay-ransoms/</text:p>
          </table:table-cell>
          <table:table-cell office:value-type="string" calcext:value-type="string">
            <text:p>Brave New Coin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Large UK businesses are holding bitcoin to pay ransom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telegraph.com/news/fixing-dao-will-take-months-communitys-response-is-crucial</text:p>
          </table:table-cell>
          <table:table-cell office:value-type="string" calcext:value-type="string">
            <text:p>Coin Telegraph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Fixing DAO Will Take Months, Community’s Response Is Crucial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dao-can-keep-becoming-next-mt-gox/</text:p>
          </table:table-cell>
          <table:table-cell office:value-type="string" calcext:value-type="string">
            <text:p>CoinDesk</text:p>
          </table:table-cell>
          <table:table-cell office:value-type="date" office:date-value="2016-06-09" calcext:value-type="date">
            <text:p>06/09/16</text:p>
          </table:table-cell>
          <table:table-cell office:value-type="string" calcext:value-type="string">
            <text:p>Will The DAO Become Ethereum's Mt Gox?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news.cornell.edu/stories/2016/06/new-cryptocurrency-introduces-new-risks</text:p>
          </table:table-cell>
          <table:table-cell office:value-type="string" calcext:value-type="string">
            <text:p>Cornell Chronicle</text:p>
          </table:table-cell>
          <table:table-cell office:value-type="date" office:date-value="2016-06-16" calcext:value-type="date">
            <text:p>06/16/16</text:p>
          </table:table-cell>
          <table:table-cell office:value-type="string" calcext:value-type="string">
            <text:p>New cryptocurrency introduces new ris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the-dao-is-closing-down/</text:p>
          </table:table-cell>
          <table:table-cell office:value-type="string" calcext:value-type="string">
            <text:p>CoinDesk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DAO is Closing Dow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6/18/business/dealbook/hacker-may-have-removed-more-than-50-million-from-experimental-cybercurrency-project.html</text:p>
          </table:table-cell>
          <table:table-cell office:value-type="string" calcext:value-type="string">
            <text:p>New York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A Hacking of More Than $50 Million Dollars Dashes Hopes in the World of Virtual 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next.ft.com/content/591518a0-34df-11e6-ad39-3fee5ffe5b5b</text:p>
          </table:table-cell>
          <table:table-cell office:value-type="string" calcext:value-type="string">
            <text:p>Financial Times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‘Ether’ brought to earth by theft of $50m in cryptocurrenc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pcmag.com/news/345402/hacker-takes-50-million-worth-of-ether-a-rival-to-bitcoin</text:p>
          </table:table-cell>
          <table:table-cell office:value-type="string" calcext:value-type="string">
            <text:p>PC Magazine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Hacker Takes $50 Million Worth of Ether, A Rival to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net/the-explosion-dao/</text:p>
          </table:table-cell>
          <table:table-cell office:value-type="string" calcext:value-type="string">
            <text:p>Bitcoinist</text:p>
          </table:table-cell>
          <table:table-cell office:value-type="date" office:date-value="2016-06-17" calcext:value-type="date">
            <text:p>06/17/16</text:p>
          </table:table-cell>
          <table:table-cell office:value-type="string" calcext:value-type="string">
            <text:p>The Explosion of the DAO, Over 3 Million Ether Stole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1724/80-million-hack-shows-the-dangers-of-programmable-money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$80 Million Hack Shows the Dangers of Programmable Mone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wired.com/2016/06/50-million-hack-just-showed-dao-human/</text:p>
          </table:table-cell>
          <table:table-cell office:value-type="string" calcext:value-type="string">
            <text:p>Wired Magazine</text:p>
          </table:table-cell>
          <table:table-cell office:value-type="date" office:date-value="2016-06-18" calcext:value-type="date">
            <text:p>06/18/16</text:p>
          </table:table-cell>
          <table:table-cell office:value-type="string" calcext:value-type="string">
            <text:p>A $50 Million Hack Just Showed That the DAO Was All Too Human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dao-shambles-wake-call-entire-ecosystem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19" calcext:value-type="date">
            <text:p>06/19/16</text:p>
          </table:table-cell>
          <table:table-cell office:value-type="string" calcext:value-type="string">
            <text:p>The DAO Shambles is a Wake up Call for the Entire Ecosyste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rbes.com/sites/francescoppola/2016/06/20/the-dao-hacking-shows-that-coders-are-not-infallible/#fb044a4125dc</text:p>
          </table:table-cell>
          <table:table-cell office:value-type="string" calcext:value-type="string">
            <text:p>Forbes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The DAO Hacking Shows That Coders Are Not Infallible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eit.de/digital/internet/2016-06/the-dao-blockchain-ether-hack</text:p>
          </table:table-cell>
          <table:table-cell office:value-type="string" calcext:value-type="string">
            <text:p>Die Zeit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Und plötzlich fehlen 50 Millionen Dolla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mputing.co.uk/ctg/news/2462011/doa-hacker-syphons-off-gbp30m-in-crypto-currency-ethereum</text:p>
          </table:table-cell>
          <table:table-cell office:value-type="string" calcext:value-type="string">
            <text:p>Computing Magazin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DAO hacker syphons off £30m in crypto-currency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io.com/article/3086207/cloud-computing/a-blockchain-smart-contract-could-cost-investors-millions.html</text:p>
          </table:table-cell>
          <table:table-cell office:value-type="string" calcext:value-type="string">
            <text:p>CIO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zdnet.be/nieuws/182551/hacker-claimt-rechtmatig-bezit-van-53-miljoen-dollar-gestolen-cryptogeld/</text:p>
          </table:table-cell>
          <table:table-cell office:value-type="string" calcext:value-type="string">
            <text:p>ZDNet.be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Hacker claimt rechtmatig bezit 53 miljoen dollar gestolen cryptogel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linformaticien.com/actualites/id/40863/la-cryptomonnaie-ether-victime-d-un-piratage-massif.aspx</text:p>
          </table:table-cell>
          <table:table-cell office:value-type="string" calcext:value-type="string">
            <text:p>L\'Informaticien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a cryptomonnaie Ether victime d’un piratage massif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goravox.fr/tribune-libre/article/le-detournement-de-50-millions-de-182063</text:p>
          </table:table-cell>
          <table:table-cell office:value-type="string" calcext:value-type="string">
            <text:p>AgoraVox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Le détournement de 50 millions de dollars sape à la base l’émule du Bitcoi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rogrammez.com/actualites/piratage-de-thedao-50-millions-de-dollars-virtuels-reellement-derobes-24522</text:p>
          </table:table-cell>
          <table:table-cell office:value-type="string" calcext:value-type="string">
            <text:p>Programme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Piratage de TheDAO : 50 millions de dollars virtuels réellement dérobé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haaretz.co.il/captain/net/.premium-1.2981022</text:p>
          </table:table-cell>
          <table:table-cell office:value-type="string" calcext:value-type="string">
            <text:p>Haaretz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50 מיליון דולר נשאבו, וב-Dao מגלים את המגבלות של אוטופיה מתוכנתת </text:p>
          </table:table-cell>
          <table:table-cell office:value-type="string" calcext:value-type="string">
            <text:p>sirer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pcworld.com/article/3086211/a-blockchain-smart-contract-could-cost-investors-millions.html</text:p>
          </table:table-cell>
          <table:table-cell office:value-type="string" calcext:value-type="string">
            <text:p>PC World</text:p>
          </table:table-cell>
          <table:table-cell office:value-type="date" office:date-value="2016-06-20" calcext:value-type="date">
            <text:p>06/20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a-legal-analysis-of-the-dao-exploit-and-possible-investor-rights-1466524659</text:p>
          </table:table-cell>
          <table:table-cell office:value-type="string" calcext:value-type="string">
            <text:p>Bitcoin Magazine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echworld.com.au/article/602102/blockchain-smart-contract-could-cost-investors-millions/</text:p>
          </table:table-cell>
          <table:table-cell office:value-type="string" calcext:value-type="string">
            <text:p>TechWorld Australia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blockchain 'smart contract' could cost investors million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an-learn-dao/</text:p>
          </table:table-cell>
          <table:table-cell office:value-type="string" calcext:value-type="string">
            <text:p>CoinDesk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What We Can Learn From the DAO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bc.com/news/technology-36585930</text:p>
          </table:table-cell>
          <table:table-cell office:value-type="string" calcext:value-type="string">
            <text:p>BBC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Hack attack drains start-up investment fund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nasdaq.com/article/a-legal-analysis-of-the-dao-exploit-and-possible-investor-rights-cm638561</text:p>
          </table:table-cell>
          <table:table-cell office:value-type="string" calcext:value-type="string">
            <text:p>NASDAQ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A Legal Analysis of the DAO Exploit and Possible Investor Rights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ueddeutsche.de/digital/the-dao-millionen-dollar-raub-spaltet-verfechter-von-kryptowaehrung-1.3044097</text:p>
          </table:table-cell>
          <table:table-cell office:value-type="string" calcext:value-type="string">
            <text:p>Süddeutche Zeitung</text:p>
          </table:table-cell>
          <table:table-cell office:value-type="date" office:date-value="2016-06-21" calcext:value-type="date">
            <text:p>06/21/16</text:p>
          </table:table-cell>
          <table:table-cell office:value-type="string" calcext:value-type="string">
            <text:p>53-Millionen-Dollar-Raub spaltet Verfechter von Kryptowährung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-discovered-dao-vulnerability-reveals-10-exploits/</text:p>
          </table:table-cell>
          <table:table-cell office:value-type="string" calcext:value-type="string">
            <text:p>CoinDesk</text:p>
          </table:table-cell>
          <table:table-cell office:value-type="date" office:date-value="2016-06-22" calcext:value-type="date">
            <text:p>06/22/16</text:p>
          </table:table-cell>
          <table:table-cell office:value-type="string" calcext:value-type="string">
            <text:p>Cornell Professor Calls for 'DAO 2.0' Movem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cryptoscope.blogspot.com/2016/06/20.html</text:p>
          </table:table-cell>
          <table:table-cell office:value-type="string" calcext:value-type="string">
            <text:p>Cryptoscope</text:p>
          </table:table-cell>
          <table:table-cell office:value-type="date" office:date-value="2016-06-23" calcext:value-type="date">
            <text:p>06/23/16</text:p>
          </table:table-cell>
          <table:table-cell office:value-type="string" calcext:value-type="string">
            <text:p>Эмин Гюн Сирер: ДАО 2.0 должна быть продумана более тщательно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mist.com/news/finance-and-economics/21701136-cyber-attacker-outsmarts-smart-contract-theft-property</text:p>
          </table:table-cell>
          <table:table-cell office:value-type="string" calcext:value-type="string">
            <text:p>The Economist</text:p>
          </table:table-cell>
          <table:table-cell office:value-type="date" office:date-value="2016-06-25" calcext:value-type="date">
            <text:p>06/25/16</text:p>
          </table:table-cell>
          <table:table-cell office:value-type="string" calcext:value-type="string">
            <text:p>Theft is Property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bitcoinist.net/dao-soft-fork-ethereum-vulnerable/</text:p>
          </table:table-cell>
          <table:table-cell office:value-type="string" calcext:value-type="string">
            <text:p>Bitcoinist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DAO Wars Soft Fork Makes Ethereum Blockchain Vulnerabl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nytimes.com/2016/07/03/business/dealbook/bitcoin-china.html?smid=tw-share</text:p>
          </table:table-cell>
          <table:table-cell office:value-type="string" calcext:value-type="string">
            <text:p>New York Times</text:p>
          </table:table-cell>
          <table:table-cell office:value-type="date" office:date-value="2016-06-28" calcext:value-type="date">
            <text:p>06/28/16</text:p>
          </table:table-cell>
          <table:table-cell office:value-type="string" calcext:value-type="string">
            <text:p>How China Took Center Stage in Bitcoin's Civil Wa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cryptocoinsnews.com/ethereum-crises-deepens-softfork-hardfork-decision-just-16-days/</text:p>
          </table:table-cell>
          <table:table-cell office:value-type="string" calcext:value-type="string">
            <text:p>CryptoCoinsNews</text:p>
          </table:table-cell>
          <table:table-cell office:value-type="date" office:date-value="2016-06-29" calcext:value-type="date">
            <text:p>06/29/16</text:p>
          </table:table-cell>
          <table:table-cell office:value-type="string" calcext:value-type="string">
            <text:p>Ethereum Crises Deepens; SoftFork Out, HardFork Decision in Just 16 Da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a xlink:href="http://www.lrb.co.uk/v38/n13/andrew-ohagan/the-satoshi-affair" xlink:type="simple">http://www.lrb.co.uk/v38/n13/andrew-ohagan/the-satoshi-affair</text:a></text:p>
          </table:table-cell>
          <table:table-cell office:value-type="string" calcext:value-type="string">
            <text:p>London Review of Books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he Satoshi Affai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inverse.com/article/17788-dao-53-million-stolen-ethereum-hack-bitcoin-cryptocurrency-code-ether-july-14</text:p>
          </table:table-cell>
          <table:table-cell office:value-type="string" calcext:value-type="string">
            <text:p>Invers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Ethereum's Coders Race to Recover Their Stolen $53 Mill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verge.com/2016/6/30/12068258/ethereum-dao-heist-theft-cryptocurrency-53-million</text:p>
          </table:table-cell>
          <table:table-cell office:value-type="string" calcext:value-type="string">
            <text:p>The Verge</text:p>
          </table:table-cell>
          <table:table-cell office:value-type="date" office:date-value="2016-06-30" calcext:value-type="date">
            <text:p>06/30/16</text:p>
          </table:table-cell>
          <table:table-cell office:value-type="string" calcext:value-type="string">
            <text:p>Time is running out to stop a $53 million cryptocurrency heis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techcrunch.com/2016/07/02/the-only-thing-that-really-worried-me-was-the-ether/</text:p>
          </table:table-cell>
          <table:table-cell office:value-type="string" calcext:value-type="string">
            <text:p>TechCrunch</text:p>
          </table:table-cell>
          <table:table-cell office:value-type="date" office:date-value="2016-07-02" calcext:value-type="date">
            <text:p>07/02/16</text:p>
          </table:table-cell>
          <table:table-cell office:value-type="string" calcext:value-type="string">
            <text:p>A brief history of cryptocurrency drama, or, what could possibly DAO wrong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traitstimes.com/asia/east-asia/bitcoins-just-a-bit-confused</text:p>
          </table:table-cell>
          <table:table-cell office:value-type="string" calcext:value-type="string">
            <text:p>Straits Times</text:p>
          </table:table-cell>
          <table:table-cell office:value-type="date" office:date-value="2016-07-03" calcext:value-type="date">
            <text:p>07/03/16</text:p>
          </table:table-cell>
          <table:table-cell office:value-type="string" calcext:value-type="string">
            <text:p>Bitcoin's just a bit confused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office:value-type="date" office:date-value="2016-07-05" calcext:value-type="date">
            <text:p>07/05/16</text:p>
          </table:table-cell>
          <table:table-cell office:value-type="string" calcext:value-type="string">
            <text:p>Democratic hard fork prove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ibtimes.co.uk/ethereums-vitalik-buterin-democratic-hard-fork-proves-mining-oligopoly-cannot-engage-censorship-1569079</text:p>
          </table:table-cell>
          <table:table-cell office:value-type="string" calcext:value-type="string">
            <text:p>International Business Times</text:p>
          </table:table-cell>
          <table:table-cell table:style-name="ce10" office:value-type="date" office:date-value="2016-07-05" calcext:value-type="date">
            <text:p>07/05/16</text:p>
          </table:table-cell>
          <table:table-cell office:value-type="string" calcext:value-type="string">
            <text:p>Ethereum's Vitalik Buterin: Soft fork vulnerability means a mining oligopoly cannot engage in censorship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head-bitcoin-halving-51-attack-risks-reappear/</text:p>
          </table:table-cell>
          <table:table-cell office:value-type="string" calcext:value-type="string">
            <text:p>CoinDesk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As Bitcoin Halving Approaches, 51% Attack Question Resurface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ETH-USD-slightly-recovers-as-Ethereum-community-focuses-on-hard-fork-decision-232292</text:p>
          </table:table-cell>
          <table:table-cell office:value-type="string" calcext:value-type="string">
            <text:p>EconoTimes</text:p>
          </table:table-cell>
          <table:table-cell office:value-type="date" office:date-value="2016-07-06" calcext:value-type="date">
            <text:p>07/06/16</text:p>
          </table:table-cell>
          <table:table-cell office:value-type="string" calcext:value-type="string">
            <text:p>ETH/USD slightly recovers as Ethereum community focuses on hard fork decision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bitcoinmagazine.com/articles/renowned-futurists-merkle-hanson-on-the-future-of-government-using-daos-and-prediction-markets-1468009940</text:p>
          </table:table-cell>
          <table:table-cell office:value-type="string" calcext:value-type="string">
            <text:p>Bitcoin Magazine</text:p>
          </table:table-cell>
          <table:table-cell office:value-type="date" office:date-value="2016-07-08" calcext:value-type="date">
            <text:p>07/08/16</text:p>
          </table:table-cell>
          <table:table-cell office:value-type="string" calcext:value-type="string">
            <text:p>Renowned Futurists Merkle, Hanson on the Future of Government Using DAOs and Prediction Market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author-daos-original-code-minimize-regulatory-backlash/</text:p>
          </table:table-cell>
          <table:table-cell office:value-type="string" calcext:value-type="string">
            <text:p>CoinDesk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The DAO Crisis: Or How Vigilantism and Blockchain Democracy Became the Best Hope for Burned Investo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coinjournal.net/smart-contract-disasters-may-inevitable-ethereum/</text:p>
          </table:table-cell>
          <table:table-cell office:value-type="string" calcext:value-type="string">
            <text:p>Coin Journal</text:p>
          </table:table-cell>
          <table:table-cell office:value-type="date" office:date-value="2016-07-13" calcext:value-type="date">
            <text:p>07/13/16</text:p>
          </table:table-cell>
          <table:table-cell office:value-type="string" calcext:value-type="string">
            <text:p>More Smart Contract Disasters May Be Inevitable for Ethereum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the-biggest-hacker-whodunnit-of-the-summer</text:p>
          </table:table-cell>
          <table:table-cell office:value-type="string" calcext:value-type="string">
            <text:p>Vice</text:p>
          </table:table-cell>
          <table:table-cell office:value-type="date" office:date-value="2016-07-14" calcext:value-type="date">
            <text:p>07/14/16</text:p>
          </table:table-cell>
          <table:table-cell office:value-type="string" calcext:value-type="string">
            <text:p>The Biggest Hacker Whodunnit of the Summer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itworldcanada.com/article/as-a-blockchain-based-project-teeters-questions-about-the-technologys-security/385033</text:p>
          </table:table-cell>
          <table:table-cell office:value-type="string" calcext:value-type="string">
            <text:p>IT World Canada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As a blockchain-based project teeters, questions about the technology’s security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qz.com/730004/everything-you-need-to-know-about-the-ethereum-hard-fork/</text:p>
          </table:table-cell>
          <table:table-cell office:value-type="string" calcext:value-type="string">
            <text:p>Quartz</text:p>
          </table:table-cell>
          <table:table-cell office:value-type="date" office:date-value="2016-07-18" calcext:value-type="date">
            <text:p>07/18/16</text:p>
          </table:table-cell>
          <table:table-cell office:value-type="string" calcext:value-type="string">
            <text:p>Everything you need to know about the Ethereum “hard fork”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econotimes.com/IC3-and-Ethereum-Foundation-organize-cryptocurrency-week-long-boot-camp-237866</text:p>
          </table:table-cell>
          <table:table-cell office:value-type="string" calcext:value-type="string">
            <text:p>EconoTimes</text:p>
          </table:table-cell>
          <table:table-cell office:value-type="date" office:date-value="2016-07-19" calcext:value-type="date">
            <text:p>07/19/16</text:p>
          </table:table-cell>
          <table:table-cell office:value-type="string" calcext:value-type="string">
            <text:p>IC3 and Ethereum Foundation organize cryptocurrency week-long boot camp</text:p>
          </table:table-cell>
          <table:table-cell office:value-type="string" calcext:value-type="string">
            <text:p>eyal,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motherboard.vice.com/read/ethereum-56m-hacker-the-dao-vitalik-buterin-hard-fork</text:p>
          </table:table-cell>
          <table:table-cell office:value-type="string" calcext:value-type="string">
            <text:p>Vice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Ethereum Inventor: We Got ‘Very Lucky’ In Gamble to Save $56M From Hacker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cornell-professor-calls-hard-fork-rite-passage-ethereum/</text:p>
          </table:table-cell>
          <table:table-cell office:value-type="string" calcext:value-type="string">
            <text:p>CoinDesk</text:p>
          </table:table-cell>
          <table:table-cell office:value-type="date" office:date-value="2016-07-20" calcext:value-type="date">
            <text:p>07/20/16</text:p>
          </table:table-cell>
          <table:table-cell office:value-type="string" calcext:value-type="string">
            <text:p>DAO Critic Defends Ethereum Hard Fork as 'Rite of Passage'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americanbanker.com/news/bank-technology/they-might-be-smart-but-these-contracts-need-to-be-more-secure-1090319-1.html</text:p>
          </table:table-cell>
          <table:table-cell office:value-type="string" calcext:value-type="string">
            <text:p>American Banker</text:p>
          </table:table-cell>
          <table:table-cell office:value-type="date" office:date-value="2016-07-21" calcext:value-type="date">
            <text:p>07/21/16</text:p>
          </table:table-cell>
          <table:table-cell office:value-type="string" calcext:value-type="string">
            <text:p>They Might Be Smart, But These Contracts Need to Be More Secur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oindesk.com/bitcoin-core-ethereum-hard-fork-unsettling-precedent/</text:p>
          </table:table-cell>
          <table:table-cell office:value-type="string" calcext:value-type="string">
            <text:p>CoinDesk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Bitcoin Developers Warn Ethereum Fork Sets Unsettling Precedent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avc.com/2016/07/hard-forks/</text:p>
          </table:table-cell>
          <table:table-cell office:value-type="string" calcext:value-type="string">
            <text:p>A VC</text:p>
          </table:table-cell>
          <table:table-cell office:value-type="date" office:date-value="2016-07-22" calcext:value-type="date">
            <text:p>07/22/16</text:p>
          </table:table-cell>
          <table:table-cell office:value-type="string" calcext:value-type="string">
            <text:p>Hard Fork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thefinancialrevolutionist.com/weekly-briefing/2016/7/23/blockchain-2016-doers-dust-kickers-and-crazy-haired-guys</text:p>
          </table:table-cell>
          <table:table-cell office:value-type="string" calcext:value-type="string">
            <text:p>The Financial Revolutionist</text:p>
          </table:table-cell>
          <table:table-cell office:value-type="date" office:date-value="2016-07-23" calcext:value-type="date">
            <text:p>07/23/16</text:p>
          </table:table-cell>
          <table:table-cell office:value-type="string" calcext:value-type="string">
            <text:p>Blockchain 2016: Doers, Dust Kickers and Crazy-Haired Guy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how-to-make-bitcoin-thefts-impossibl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ow to Make Bitcoin Thefts Impossi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scmagazineuk.com/hackers-have-stolen-49-million-worth-of-bitcoins/article/513724/</text:p>
          </table:table-cell>
          <table:table-cell table:style-name="ce1" office:value-type="string" calcext:value-type="string">
            <text:p>SC Magazine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have stolen £49 million worth of bitcoin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gizmodo.com/hackers-steal-72-million-in-bitcoin-from-honk-kong-exc-1784757592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3" calcext:value-type="date">
            <text:p>08/03/16</text:p>
          </table:table-cell>
          <table:table-cell table:style-name="ce1" office:value-type="string" calcext:value-type="string">
            <text:p>Hackers Steal $72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749789/bitcoin-exchanges-cant-stop-getting-hacked-no-matter-what-security-system-they-use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Bitcoin exchanges can’t stop getting hacked, no matter what security system they u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americanbanker.com/news/law-regulation/did-regulatory-meddling-cause-bitfinex-hack-1090569-1.html</text:p>
          </table:table-cell>
          <table:table-cell table:style-name="ce1" office:value-type="string" calcext:value-type="string">
            <text:p>American Banker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Did Regulatory Meddling Cause Bitfinex Hack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gizmodo.com.au/2016/08/hackers-steal-95-million-in-bitcoin-fromhonk-kong-exchange/</text:p>
          </table:table-cell>
          <table:table-cell table:style-name="ce1" office:value-type="string" calcext:value-type="string">
            <text:p>Gizmodo</text:p>
          </table:table-cell>
          <table:table-cell table:style-name="ce11" office:value-type="date" office:date-value="2016-08-04" calcext:value-type="date">
            <text:p>08/04/16</text:p>
          </table:table-cell>
          <table:table-cell table:style-name="ce1" office:value-type="string" calcext:value-type="string">
            <text:p>Hackers Steal $95 Million In Bitcoin From Hong Kong Exchang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read/a-bizarre-60k-bitcoin-giveaway-is-most-likely-a-twisted-fake-lottery-bitfinex-hack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05" calcext:value-type="date">
            <text:p>08/05/16</text:p>
          </table:table-cell>
          <table:table-cell table:style-name="ce1" office:value-type="string" calcext:value-type="string">
            <text:p>A Bizarre $600K Bitcoin Giveaway Is Most Likely a Twisted Fake Lotte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ceo-seemingly-tried-start-ponzi-scheme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06" calcext:value-type="date">
            <text:p>08/06/16</text:p>
          </table:table-cell>
          <table:table-cell table:style-name="ce1" office:value-type="string" calcext:value-type="string">
            <text:p>Bitfinex’s Founder Seemingly Tried to Start a Ponzi Schem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bbc.com/news/technology-37009319</text:p>
          </table:table-cell>
          <table:table-cell table:style-name="ce1" office:value-type="string" calcext:value-type="string">
            <text:p>BBC</text:p>
          </table:table-cell>
          <table:table-cell table:style-name="ce11" office:value-type="date" office:date-value="2016-08-07" calcext:value-type="date">
            <text:p>08/07/16</text:p>
          </table:table-cell>
          <table:table-cell table:style-name="ce1" office:value-type="string" calcext:value-type="string">
            <text:p>Bitfinex users to share 36% of bitcoin losses after hack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will-bitfinexs-loss-socialization-hold-up-in-court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Will Bitfinex's "Loss Socialization" Hold Up in Court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2016/08/08/bitcoin-hack-exchange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8-08" calcext:value-type="date">
            <text:p>08/08/16</text:p>
          </table:table-cell>
          <table:table-cell table:style-name="ce1" office:value-type="string" calcext:value-type="string">
            <text:p>Every User of This Hacked Bitcoin Exchange Is About to Lose 36% From Their Accou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asdaq.com/article/how-to-secure-bitcoin-exchanges-or-why-all-hope-is-not-lost-cm662716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econotimes.com/Experts-deliberate-over-security-of-cryptocurrency-funds-260540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Experts deliberate over security of cryptocurrency fu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how-to-secure-bitcoin-exchanges-or-why-all-hope-is-not-lost-1470764032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How to Secure Bitcoin Exchanges, or Why All Hope Is Not Los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xpressen.se/dinapengar/sparande/miljonhack-mot-bitcoin-drabbar-kunderna/</text:p>
          </table:table-cell>
          <table:table-cell table:style-name="ce8" office:value-type="string" calcext:value-type="string">
            <text:p>Expressen</text:p>
          </table:table-cell>
          <table:table-cell table:style-name="ce11" office:value-type="date" office:date-value="2016-08-09" calcext:value-type="date">
            <text:p>08/09/16</text:p>
          </table:table-cell>
          <table:table-cell table:style-name="ce1" office:value-type="string" calcext:value-type="string">
            <text:p>Miljonhack mot Bitcoin drabbar kundern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bitcoinist.net/chain-inc-announces-partnership-with-the-initiative-for-cryptocurrency-and-contracts/</text:p>
          </table:table-cell>
          <table:table-cell table:style-name="ce1" office:value-type="string" calcext:value-type="string">
            <text:p>Bitcoinist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Inc. Announces Partnership with the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inextra.com/pressarticle/65667/chain-partners-initiative-for-cryptocurrency-and-contracts</text:p>
          </table:table-cell>
          <table:table-cell table:style-name="ce1" office:value-type="string" calcext:value-type="string">
            <text:p>FinExtra</text:p>
          </table:table-cell>
          <table:table-cell table:style-name="ce11" office:value-type="date" office:date-value="2016-08-11" calcext:value-type="date">
            <text:p>08/11/16</text:p>
          </table:table-cell>
          <table:table-cell table:style-name="ce1" office:value-type="string" calcext:value-type="string">
            <text:p>Chain partners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finex-offers-35-million-bounty-for-stolen-bitcoi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12" calcext:value-type="date">
            <text:p>08/12/16</text:p>
          </table:table-cell>
          <table:table-cell table:style-name="ce1" office:value-type="string" calcext:value-type="string">
            <text:p>Bitfinex Offers $3.5 Million Bounty for Stolen Bitcoi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livebitcoinnews.com/chain-partners-with-ic3-to-create-better-financial-blockchain-networks/</text:p>
          </table:table-cell>
          <table:table-cell table:style-name="ce1" office:value-type="string" calcext:value-type="string">
            <text:p>Live Bitcoin News</text:p>
          </table:table-cell>
          <table:table-cell table:style-name="ce11" office:value-type="date" office:date-value="2016-08-13" calcext:value-type="date">
            <text:p>08/13/16</text:p>
          </table:table-cell>
          <table:table-cell table:style-name="ce1" office:value-type="string" calcext:value-type="string">
            <text:p>Chain Partners With IC3 To Create Better Financial Blockchain Netw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nancemagnates.com/cryptocurrency/news/chain-joins-top-universities-initiative-for-cryptocurrency-and-contracts/</text:p>
          </table:table-cell>
          <table:table-cell table:style-name="ce1" office:value-type="string" calcext:value-type="string">
            <text:p>Finance Magnates</text:p>
          </table:table-cell>
          <table:table-cell table:style-name="ce11" office:value-type="date" office:date-value="2016-08-14" calcext:value-type="date">
            <text:p>08/14/16</text:p>
          </table:table-cell>
          <table:table-cell table:style-name="ce1" office:value-type="string" calcext:value-type="string">
            <text:p>Chain Joins Top Universities’ Initiative for Cryptocurrency and Contracts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was-a-bizarre-600k-bitcoin-lottery-really-a-marriage-proposal-rekcahxfb</text:p>
          </table:table-cell>
          <table:table-cell table:style-name="ce1" office:value-type="string" calcext:value-type="string">
            <text:p>Vice</text:p>
          </table:table-cell>
          <table:table-cell table:style-name="ce11" office:value-type="date" office:date-value="2016-08-16" calcext:value-type="date">
            <text:p>08/16/16</text:p>
          </table:table-cell>
          <table:table-cell table:style-name="ce1" office:value-type="string" calcext:value-type="string">
            <text:p>Was a Bizarre $600K Bitcoin Lottery Really a Marriage Proposal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ish-ethereum-classic-quick-painless-death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17" calcext:value-type="date">
            <text:p>08/17/16</text:p>
          </table:table-cell>
          <table:table-cell table:style-name="ce1" office:value-type="string" calcext:value-type="string">
            <text:p>Why Ethereum Classic Must Di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news/articles/2016-08-17/the-wretched-endless-cycle-of-bitcoin-hack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The Wretched, Endless Cycle of Bitcoin Hac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hicagotribune.com/business/ct-bitcoin-security-20160818-story.html</text:p>
          </table:table-cell>
          <table:table-cell table:style-name="ce8" office:value-type="string" calcext:value-type="string">
            <text:p>Chicago Tribune</text:p>
          </table:table-cell>
          <table:table-cell table:style-name="ce11" office:value-type="date" office:date-value="2016-08-18" calcext:value-type="date">
            <text:p>08/18/16</text:p>
          </table:table-cell>
          <table:table-cell table:style-name="ce1" office:value-type="string" calcext:value-type="string">
            <text:p>After $65 million hack, questions of whether Bitcoin can be saf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houstonchronicle.com/business/article/After-65-million-hack-questions-of-whether-9174023.php</text:p>
          </table:table-cell>
          <table:table-cell table:style-name="ce1" office:value-type="string" calcext:value-type="string">
            <text:p>Houston Chronicle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After $65 million hack, questions arise over whether Bitcoin can be safe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heatst.com/biz/bitcoin-isnt-the-safe-store-of-wealth-everyone-thinks-it-is/</text:p>
          </table:table-cell>
          <table:table-cell table:style-name="ce1" office:value-type="string" calcext:value-type="string">
            <text:p>Heat Street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coin Isn’t the Safe Store of Wealth Everyone Thinks It I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finexs-lesson-has-the-time-for-regulation-arrived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Bitfinex's Lesson: Has the Time for Regulation Arrive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elespectador.com/noticias/economia/hackers-roban-us65-millones-bitcoins-articulo-649885" xlink:type="simple">http://www.elespectador.com/noticias/economia/hackers-roban-us65-millones-bitcoins-articulo-649885</text:a></text:p>
          </table:table-cell>
          <table:table-cell table:style-name="ce8" office:value-type="string" calcext:value-type="string">
            <text:p>El Espectador</text:p>
          </table:table-cell>
          <table:table-cell table:style-name="ce11" office:value-type="date" office:date-value="2016-08-19" calcext:value-type="date">
            <text:p>08/19/16</text:p>
          </table:table-cell>
          <table:table-cell table:style-name="ce1" office:value-type="string" calcext:value-type="string">
            <text:p>Hackers roban US$65 millones en bitco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gestion.pe/tecnologia/robo-us-65-millones-pone-mira-seguridad-bitcoin-2168378" xlink:type="simple">http://gestion.pe/tecnologia/robo-us-65-millones-pone-mira-seguridad-bitcoin-2168378</text:a></text:p>
          </table:table-cell>
          <table:table-cell table:style-name="ce8" office:value-type="string" calcext:value-type="string">
            <text:p>Gestion</text:p>
          </table:table-cell>
          <table:table-cell table:style-name="ce11" office:value-type="date" office:date-value="2016-08-22" calcext:value-type="date">
            <text:p>08/22/16</text:p>
          </table:table-cell>
          <table:table-cell table:style-name="ce1" office:value-type="string" calcext:value-type="string">
            <text:p>Robo de US$ 65 millones pone en la mira la seguridad del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chain-joins-industry-academia-blockchain-initiative-to-solve-interoperability-and-scalability-issues-1471882821</text:p>
          </table:table-cell>
          <table:table-cell office:value-type="string" calcext:value-type="string">
            <text:p>Bitcoin Magazine</text:p>
          </table:table-cell>
          <table:table-cell office:value-type="date" office:date-value="2016-08-22" calcext:value-type="date">
            <text:p>08/22/16</text:p>
          </table:table-cell>
          <table:table-cell office:value-type="string" calcext:value-type="string">
            <text:p>Chain Joins Industry-Academia Blockchain Initiative to Solve Interoperability and Scalability Issue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technical-impasses-preventing-bitcoin-hack-extinction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8-28" calcext:value-type="date">
            <text:p>08/28/16</text:p>
          </table:table-cell>
          <table:table-cell table:style-name="ce1" office:value-type="string" calcext:value-type="string">
            <text:p>Inside 'Bitcoin Vault': Could a Technical Fix Block Hackers for Good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s://cointelegraph.com/news/what-we-learned-about-technocratic-fallacies-from-dao-collapse" xlink:type="simple">https://cointelegraph.com/news/what-we-learned-about-technocratic-fallacies-from-dao-collapse</text:a>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8-30" calcext:value-type="date">
            <text:p>08/30/16</text:p>
          </table:table-cell>
          <table:table-cell table:style-name="ce1" office:value-type="string" calcext:value-type="string">
            <text:p>What We Learned About Technocratic Fallacies From DAO Collaps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on-chain-scaling-bitcoin-blockchain-conferenc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02" calcext:value-type="date">
            <text:p>09/02/16</text:p>
          </table:table-cell>
          <table:table-cell table:style-name="ce1" office:value-type="string" calcext:value-type="string">
            <text:p>The Fight for On-Blockchain Bitcoin Scaling Soldiers 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table:style-name="ce1" office:value-type="string" calcext:value-type="string">
            <text:p>Washington Post</text:p>
          </table:table-cell>
          <table:table-cell table:style-name="ce11" office:value-type="date" office:date-value="2016-09-12" calcext:value-type="date">
            <text:p>09/12/16</text:p>
          </table:table-cell>
          <table:table-cell table:style-name="ce1" office:value-type="string" calcext:value-type="string">
            <text:p>The bizarre world of bitcoin ‘mining’ finds a new home in Tibet</text:p>
          </table:table-cell>
          <table:table-cell table:style-name="ce1" office:value-type="string" calcext:value-type="string">
            <text:p>sirer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lockchain-based-sports-game-wins-thomson-reuters-hacketh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3" calcext:value-type="date">
            <text:p>09/13/16</text:p>
          </table:table-cell>
          <table:table-cell table:style-name="ce1" office:value-type="string" calcext:value-type="string">
            <text:p>Blockchain Based Sports Game Wins Thomson Reuters HackETH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hinas-mining-dominance-good-or-bad-for-bitcoi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09-14" calcext:value-type="date">
            <text:p>09/14/16</text:p>
          </table:table-cell>
          <table:table-cell table:style-name="ce1" office:value-type="string" calcext:value-type="string">
            <text:p>China’s Mining Dominance: Good Or Bad For Bitcoin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ipfs-protocol-selects-ethereum-over-bitcoin-prefers-ethereum-dev-community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09-24" calcext:value-type="date">
            <text:p>09/24/16</text:p>
          </table:table-cell>
          <table:table-cell table:style-name="ce1" office:value-type="string" calcext:value-type="string">
            <text:p>IPFS Protocol Selects Ethereum Over Bitcoin, Prefers Ethereum Dev Commun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fortune.com/ethereum-blockchain-vitalik-buterin/</text:p>
          </table:table-cell>
          <table:table-cell table:style-name="ce1" office:value-type="string" calcext:value-type="string">
            <text:p>Fortune</text:p>
          </table:table-cell>
          <table:table-cell table:style-name="ce11" office:value-type="date" office:date-value="2016-09-27" calcext:value-type="date">
            <text:p>09/27/16</text:p>
          </table:table-cell>
          <table:table-cell table:style-name="ce1" office:value-type="string" calcext:value-type="string">
            <text:p>Can This 22-year-old Coder Out-Bitcoin Bitcoin?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s/>http://www.coindesk.com/ethereum-formal-verification-smart-contracts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09-28" calcext:value-type="date">
            <text:p>09/28/16</text:p>
          </table:table-cell>
          <table:table-cell table:style-name="ce1" office:value-type="string" calcext:value-type="string">
            <text:p>In Formal Verification Push, Ethereum Seeks Smart Contract Certainty</text:p>
          </table:table-cell>
          <table:table-cell table:style-name="ce1" office:value-type="string" calcext:value-type="string">
            <text:p>daian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tanford-university-to-host-blockchain-conference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09-30" calcext:value-type="date">
            <text:p>09/30/16</text:p>
          </table:table-cell>
          <table:table-cell table:style-name="ce1" office:value-type="string" calcext:value-type="string">
            <text:p>Stanford University to Host Blockchain Conferenc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orbes.com/sites/laurashin/2016/10/04/what-does-cornells-emin-gun-sirer-see-as-the-main-security-threats-in-cryptocurrency-everything/#34ffff071251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What Does Cornell's Emin Gun Sirer See As The Main Security Threats In Cryptocurrency? 'Everything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ucsb.edu/2016/017243/all-mind</text:p>
          </table:table-cell>
          <table:table-cell table:style-name="ce1" office:value-type="string" calcext:value-type="string">
            <text:p>UCSB</text:p>
          </table:table-cell>
          <table:table-cell table:style-name="ce11" office:value-type="date" office:date-value="2016-10-04" calcext:value-type="date">
            <text:p>10/04/16</text:p>
          </table:table-cell>
          <table:table-cell table:style-name="ce1" office:value-type="string" calcext:value-type="string">
            <text:p>All in the Mind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weight-scaling-bitcoin-milan-block-size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09" calcext:value-type="date">
            <text:p>10/09/16</text:p>
          </table:table-cell>
          <table:table-cell table:style-name="ce1" office:value-type="string" calcext:value-type="string">
            <text:p>Why Weight? Bitcoin Scaling is Moving Beyond Block Siz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cryptocurrency-exchange-poloniex-insecure-security-review-claim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6-10-15" calcext:value-type="date">
            <text:p>10/15/16</text:p>
          </table:table-cell>
          <table:table-cell table:style-name="ce1" office:value-type="string" calcext:value-type="string">
            <text:p>Cryptocurrency Exchange Poloniex is Insecure, Security Review Claim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crowdfunding-vs-ico-experts-question-legitimacy-and-guarantees-of-initial-coin-offerings</text:p>
          </table:table-cell>
          <table:table-cell table:style-name="ce8" office:value-type="string" calcext:value-type="string">
            <text:p>Coin Telegraph</text:p>
          </table:table-cell>
          <table:table-cell table:style-name="ce11" office:value-type="date" office:date-value="2016-10-20" calcext:value-type="date">
            <text:p>10/20/16</text:p>
          </table:table-cell>
          <table:table-cell table:style-name="ce8" office:value-type="string" calcext:value-type="string">
            <text:p>Crowdfunding vs. ICO: Experts Question Legitimacy and Guarantees of Initial Coin Offering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6-10-24/blockchain-hype-takes-hit-as-chain-releases-code-for-all-to-use</text:p>
          </table:table-cell>
          <table:table-cell table:style-name="ce8" office:value-type="string" calcext:value-type="string">
            <text:p>Bloomberg</text:p>
          </table:table-cell>
          <table:table-cell table:style-name="ce11" office:value-type="date" office:date-value="2016-10-24" calcext:value-type="date">
            <text:p>10/24/16</text:p>
          </table:table-cell>
          <table:table-cell table:style-name="ce1" office:value-type="string" calcext:value-type="string">
            <text:p>Blockchain Hype Takes Hit as Chain Releases Code for All to Us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cornellsun.com/2016/10/25/cornell-prof-uncovers-bugs-in-smart-contract-system-urges-more-safety-in-program-design/</text:p>
          </table:table-cell>
          <table:table-cell table:style-name="ce1" office:value-type="string" calcext:value-type="string">
            <text:p>Cornell Sun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ornell Prof Uncovers Bugs in Smart Contract System, Urges More Safety in Program Desig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chain-releases-open-source-version-of-chain-core-technology-powering-visa-s-new-b-b-connect-1477422964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Chain Releases Open-Source Version of Chain Core Technology Powering Visa’s New B2B Connec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www.coindesk.com/ethereum-classic-blockchain-fork-ddos-attacks/" xlink:type="simple">http://www.coindesk.com/ethereum-classic-blockchain-fork-ddos-attack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The Blockchain Created By Ethereum's Fork is Forking 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ethereum-classic-hardforks-successfully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6-10-25" calcext:value-type="date">
            <text:p>10/25/16</text:p>
          </table:table-cell>
          <table:table-cell table:style-name="ce1" office:value-type="string" calcext:value-type="string">
            <text:p>Ethereum Classic Hardforks Successfull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bbc.com/news/technology-37307826</text:p>
          </table:table-cell>
          <table:table-cell office:value-type="string" calcext:value-type="string">
            <text:p>BBC</text:p>
          </table:table-cell>
          <table:table-cell office:value-type="date" office:date-value="2016-10-25" calcext:value-type="date">
            <text:p>10/25/16</text:p>
          </table:table-cell>
          <table:table-cell office:value-type="string" calcext:value-type="string">
            <text:p>Blockchain bandits hit crypto start-ups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motherboard.vice.com/read/how-vigilante-hackers-could-stop-the-internet-of-things-botnet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6-10-26" calcext:value-type="date">
            <text:p>10/26/16</text:p>
          </table:table-cell>
          <table:table-cell table:style-name="ce1" office:value-type="string" calcext:value-type="string">
            <text:p>How Vigilante Hackers Could Stop the Internet of Things Bot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news.cornell.edu/stories/2016/11/making-cryptocurrency-safe-and-reliable</text:p>
          </table:table-cell>
          <table:table-cell table:style-name="ce1" office:value-type="string" calcext:value-type="string">
            <text:p>Cornell Chronicle</text:p>
          </table:table-cell>
          <table:table-cell table:style-name="ce11" office:value-type="date" office:date-value="2016-11-02" calcext:value-type="date">
            <text:p>11/02/16</text:p>
          </table:table-cell>
          <table:table-cell table:style-name="ce1" office:value-type="string" calcext:value-type="string">
            <text:p>Making 'cryptocurrency' safe and reliab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-anti-theft-feature-sees-sidechains-testing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tolen Bitcoin? Anti-Theft Feature Gets Second Life on Sidechain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owdfundinsider.com/2016/11/92093-sec-publishes-agenda-fintech-forum-november-14th/</text:p>
          </table:table-cell>
          <table:table-cell table:style-name="ce8" office:value-type="string" calcext:value-type="string">
            <text:p>CrowdFund Insider</text:p>
          </table:table-cell>
          <table:table-cell table:style-name="ce11" office:value-type="date" office:date-value="2016-11-04" calcext:value-type="date">
            <text:p>11/04/16</text:p>
          </table:table-cell>
          <table:table-cell table:style-name="ce1" office:value-type="string" calcext:value-type="string">
            <text:p>SEC Publishes Agenda for Fintech Forum on November 14th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heavy.com/tech/2016/11/voting-machines-hacked-manipulated-is-election-rigged-democrats-trump-2016-presidential-november-8-george-soros-wikileaks-types-of/</text:p>
          </table:table-cell>
          <table:table-cell table:style-name="ce8" office:value-type="string" calcext:value-type="string">
            <text:p>Heavy</text:p>
          </table:table-cell>
          <table:table-cell table:style-name="ce11" office:value-type="date" office:date-value="2016-11-07" calcext:value-type="date">
            <text:p>11/07/16</text:p>
          </table:table-cell>
          <table:table-cell table:style-name="ce8" office:value-type="string" calcext:value-type="string">
            <text:p>Voting Machines Hacked: 5 Fast Facts You Need to Know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uzzfeed.com/nidhisubbaraman/these-immigrant-scientists-are-spooked?utm_term=.riV3RQ2gl#.nyLnVE53j</text:p>
          </table:table-cell>
          <table:table-cell table:style-name="ce1" office:value-type="string" calcext:value-type="string">
            <text:p>Buzzfeed</text:p>
          </table:table-cell>
          <table:table-cell table:style-name="ce11" office:value-type="date" office:date-value="2016-11-12" calcext:value-type="date">
            <text:p>11/12/16</text:p>
          </table:table-cell>
          <table:table-cell table:style-name="ce1" office:value-type="string" calcext:value-type="string">
            <text:p>Meet The Immigrant Scientists Spooked By A Looming Trump Presidenc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blockchain-wont-just-change-regulation-change-sec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1-15" calcext:value-type="date">
            <text:p>11/15/16</text:p>
          </table:table-cell>
          <table:table-cell table:style-name="ce1" office:value-type="string" calcext:value-type="string">
            <text:p>Blockchain Won't Just Change Regulation, it Could Reshape the SEC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bitcoinmagazine.com/articles/sec-panelists-on-astonishing-but-not-very-sexy-blockchain-achieving-network-effect-will-produce-winners-1479316357</text:p>
          </table:table-cell>
          <table:table-cell office:value-type="string" calcext:value-type="string">
            <text:p>Bitcoin Magazine</text:p>
          </table:table-cell>
          <table:table-cell office:value-type="date" office:date-value="2016-11-16" calcext:value-type="date">
            <text:p>11/16/16</text:p>
          </table:table-cell>
          <table:table-cell office:value-type="string" calcext:value-type="string">
            <text:p>SEC Panelists on “Astonishing” But “Not Very Sexy” Blockchain: Achieving Network Effect Will Produce Winners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s://themerkle.com/the-american-tax-agency-is-asking-bitcoin-startup-coinbase-to-hand-out-users-data/</text:p>
          </table:table-cell>
          <table:table-cell table:style-name="ce8" office:value-type="string" calcext:value-type="string">
            <text:p>The Merkle</text:p>
          </table:table-cell>
          <table:table-cell table:style-name="ce11" office:value-type="date" office:date-value="2016-11-20" calcext:value-type="date">
            <text:p>11/20/16</text:p>
          </table:table-cell>
          <table:table-cell table:style-name="ce8" office:value-type="string" calcext:value-type="string">
            <text:p>The American Tax Agency Is Asking Bitcoin Startup Coinbase To Hand Out User’s Dat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qz.com/844507/bitcoin-and-blockchain-seem-more-and-more-like-solutions-looking-for-a-problem/</text:p>
          </table:table-cell>
          <table:table-cell table:style-name="ce1" office:value-type="string" calcext:value-type="string">
            <text:p>Quartz</text:p>
          </table:table-cell>
          <table:table-cell table:style-name="ce11" office:value-type="date" office:date-value="2016-11-23" calcext:value-type="date">
            <text:p>11/23/16</text:p>
          </table:table-cell>
          <table:table-cell table:style-name="ce1" office:value-type="string" calcext:value-type="string">
            <text:p>Bitcoin and blockchain seem more and more like solutions looking for a proble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blockchain-smart-contracts-looming-challenges/</text:p>
          </table:table-cell>
          <table:table-cell office:value-type="string" calcext:value-type="string">
            <text:p>CoinDesk</text:p>
          </table:table-cell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Blockchain Pros Debate 'Looming Challenges' for Smart Contract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www.coindesk.com/blockchain-builders-can-thrive-donald-trumps-america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06" calcext:value-type="date">
            <text:p>12/06/16</text:p>
          </table:table-cell>
          <table:table-cell table:style-name="ce1" office:value-type="string" calcext:value-type="string">
            <text:p>Donald Trump's Transition is a Trial Run for Smart Contrac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coindesks-influential-people-blockchain-2016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6-12-14" calcext:value-type="date">
            <text:p>12/14/16</text:p>
          </table:table-cell>
          <table:table-cell table:style-name="ce1" office:value-type="string" calcext:value-type="string">
            <text:p>CoinDesk's Most Influential People in Blockchain 2016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ed-hardware-can-help-bitcoin-scale-cost/</text:p>
          </table:table-cell>
          <table:table-cell table:style-name="ce1" office:value-type="string" calcext:value-type="string">
            <text:p>Coin Desk</text:p>
          </table:table-cell>
          <table:table-cell office:value-type="date" office:date-value="2016-12-17" calcext:value-type="date">
            <text:p>12/17/16</text:p>
          </table:table-cell>
          <table:table-cell office:value-type="string" calcext:value-type="string">
            <text:p>Trusted Hardware Can Help Bitcoin Scale, But At What Cost?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://thehill.com/blogs/congress-blog/economy-budget/311067-sec-ramps-up-blockchain-efforts</text:p>
          </table:table-cell>
          <table:table-cell table:style-name="ce1" office:value-type="string" calcext:value-type="string">
            <text:p>The Hill</text:p>
          </table:table-cell>
          <table:table-cell table:style-name="ce11" office:value-type="date" office:date-value="2016-12-19" calcext:value-type="date">
            <text:p>12/19/16</text:p>
          </table:table-cell>
          <table:table-cell table:style-name="ce1" office:value-type="string" calcext:value-type="string">
            <text:p>SEC ramps up blockchain effo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oin-block-size-and-scaling-issues-may-be-solved-with-this-new-solution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6-12-24" calcext:value-type="date">
            <text:p>12/24/16</text:p>
          </table:table-cell>
          <table:table-cell table:style-name="ce1" office:value-type="string" calcext:value-type="string">
            <text:p>Bitcoin Block Size and Scaling Issues May Be Solved With This New Solu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newsbtc.com/2016/12/25/teechan-can-potential-solution-bitcoin-scalability/</text:p>
          </table:table-cell>
          <table:table-cell table:style-name="ce1" office:value-type="string" calcext:value-type="string">
            <text:p>News BTC</text:p>
          </table:table-cell>
          <table:table-cell table:style-name="ce11" office:value-type="date" office:date-value="2016-12-25" calcext:value-type="date">
            <text:p>12/25/16</text:p>
          </table:table-cell>
          <table:table-cell table:style-name="ce1" office:value-type="string" calcext:value-type="string">
            <text:p>Teechan Can Be the Potential Solution for Bitcoin Scalabilit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bitcoinmagazine.com/articles/if-there-is-an-answer-to-selfish-mining-braiding-could-be-it-1482876153/</text:p>
          </table:table-cell>
          <table:table-cell table:style-name="ce1" office:value-type="string" calcext:value-type="string">
            <text:p>Bitcoin Magazine</text:p>
          </table:table-cell>
          <table:table-cell table:style-name="ce11" office:value-type="date" office:date-value="2016-12-27" calcext:value-type="date">
            <text:p>12/27/16</text:p>
          </table:table-cell>
          <table:table-cell table:style-name="ce1" office:value-type="string" calcext:value-type="string">
            <text:p>If There Is an Answer to Selfish Mining, Braiding Could Be I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nasdaq.com/article/the-teechan-solution-scaling-bitcoin-with-trusted-hardware-cm727142" xlink:type="simple">http://www.nasdaq.com/article/the-teechan-solution-scaling-bitcoin-with-trusted-hardware-cm727142</text:a></text:p>
          </table:table-cell>
          <table:table-cell table:style-name="ce1" office:value-type="string" calcext:value-type="string">
            <text:p>Nasdaq</text:p>
          </table:table-cell>
          <table:table-cell table:style-name="ce11" office:value-type="date" office:date-value="2016-12-28" calcext:value-type="date">
            <text:p>12/28/16</text:p>
          </table:table-cell>
          <table:table-cell table:style-name="ce1" office:value-type="string" calcext:value-type="string">
            <text:p>The Teechan Solution: Scaling Bitcoin With Trusted Hardware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influyentes-blockchain-bitcoin-2016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6-12-30" calcext:value-type="date">
            <text:p>12/30/16</text:p>
          </table:table-cell>
          <table:table-cell table:style-name="ce1" office:value-type="string" calcext:value-type="string">
            <text:p>Los personajes más influyentes de blockchain y bitcoin en el 2016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<text:a xlink:href="https://fee.org/articles/blockchain-predictions-for-2017/" xlink:type="simple">https://fee.org/articles/blockchain-predictions-for-2017/</text:a></text:p>
          </table:table-cell>
          <table:table-cell office:value-type="string" calcext:value-type="string">
            <text:p>Foundation for Economic Education</text:p>
          </table:table-cell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Blockchain Predictions for 2017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motherboard.vice.com/en_us/article/bitcoins-first-felon-charlie-shrem-wants-to-use-ethereum-to-buy-up-michigans-waste-industr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05" calcext:value-type="date">
            <text:p>01/05/17</text:p>
          </table:table-cell>
          <table:table-cell table:style-name="ce1" office:value-type="string" calcext:value-type="string">
            <text:p>Bitcoin’s First Felon Wants to Use Ethereum to Buy Up Michigan’s Waste Industr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he-blockchain.com/2017/01/12/blockchain-vips-gather-major-retreat-month/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1-12" calcext:value-type="date">
            <text:p>01/12/17</text:p>
          </table:table-cell>
          <table:table-cell table:style-name="ce1" office:value-type="string" calcext:value-type="string">
            <text:p>Blockchain VIP’s to Gather for Major Retreat This Month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s/603352/one-startups-vision-to-reinvent-the-web-for-better-privacy/</text:p>
          </table:table-cell>
          <table:table-cell table:style-name="ce8" office:value-type="string" calcext:value-type="string">
            <text:p>MIT Technology Review</text:p>
          </table:table-cell>
          <table:table-cell table:style-name="ce11" office:value-type="date" office:date-value="2017-01-13" calcext:value-type="date">
            <text:p>01/13/17</text:p>
          </table:table-cell>
          <table:table-cell table:style-name="ce1" office:value-type="string" calcext:value-type="string">
            <text:p>One Startup’s Vision to Reinvent the Web for Better Privacy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mineria/ethereum-classic-bifurca-cadena-bloques-eliminar-bomba-de-dificultad-mineria/" xlink:type="simple">https://criptonoticias.com/mineria/ethereum-classic-bifurca-cadena-bloques-eliminar-bomba-de-dificultad-mineria/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5" calcext:value-type="date">
            <text:p>01/15/17</text:p>
          </table:table-cell>
          <table:table-cell table:style-name="ce1" office:value-type="string" calcext:value-type="string">
            <text:p>Ethereum Classic bifurcates its chain of blocks to eliminate 'pump of difficulty' of mining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motherboard.vice.com/en_us/article/why-did-police-kill-an-alleged-small-time-hacker-canada-sam-maloney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1-17" calcext:value-type="date">
            <text:p>01/17/17</text:p>
          </table:table-cell>
          <table:table-cell table:style-name="ce1" office:value-type="string" calcext:value-type="string">
            <text:p>Why Did Police Kill an Alleged Small-Time Hacker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entrevistas/pablo-gonzalez-munoz-deloitte-digital-blockchain-construyendo-nueva-era-creacion-valor-cambiara-mundo/#axzz4kb8zb74L" xlink:type="simple">https://criptonoticias.com/entrevistas/pablo-gonzalez-munoz-deloitte-digital-blockchain-construyendo-nueva-era-creacion-valor-cambiara-mundo/#axzz4kb8zb74L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1-19" calcext:value-type="date">
            <text:p>01/19/17</text:p>
          </table:table-cell>
          <table:table-cell table:style-name="ce1" office:value-type="string" calcext:value-type="string">
            <text:p>Pablo González Muñoz: “Blockchain está construyendo una nueva era de creación del valor que cambiará el mundo”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blockchain-experts-discuss-fake-news-reputation-1603385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1-31" calcext:value-type="date">
            <text:p>01/31/17</text:p>
          </table:table-cell>
          <table:table-cell table:style-name="ce1" office:value-type="string" calcext:value-type="string">
            <text:p>Blockchain experts discuss fake news and reput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er-pepper-sprayed-uc-berkeley-protest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2-02" calcext:value-type="date">
            <text:p>02/02/17</text:p>
          </table:table-cell>
          <table:table-cell table:style-name="ce1" office:value-type="string" calcext:value-type="string">
            <text:p>Bitcoiner Pepper-Sprayed at UC Berkeley Protes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what-makes-bitcoin-great-one-academic-is-on-a-quest-to-find-out/</text:p>
          </table:table-cell>
          <table:table-cell office:value-type="string" calcext:value-type="string">
            <text:p>CoinDesk</text:p>
          </table:table-cell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What Makes Bitcoin Great? One Scientist is On a Quest to Find Ou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coindesk.com/hardware-hard-forks-accenture-plans-end-blockchain-security-concerns/</text:p>
          </table:table-cell>
          <table:table-cell office:value-type="string" calcext:value-type="string">
            <text:p>CoinDesk</text:p>
          </table:table-cell>
          <table:table-cell office:value-type="date" office:date-value="2017-02-14" calcext:value-type="date">
            <text:p>02/14/17</text:p>
          </table:table-cell>
          <table:table-cell office:value-type="string" calcext:value-type="string">
            <text:p>Hardware Over Hard Forks: How Accenture Plans to End Blockchain's Security Debate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technologyreview.com/press-room/press-release/20170215-business-of-blockchain-announcement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2-15" calcext:value-type="date">
            <text:p>02/15/17</text:p>
          </table:table-cell>
          <table:table-cell table:style-name="ce1" office:value-type="string" calcext:value-type="string">
            <text:p>New “Business of Blockchain” Conference Cohosted by MIT Technology Review and the MIT Media Lab Explains the Impact of Blockchain Across Industries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nytimes.com/2017/03/04/business/dealbook/blockchain-ibm-bitcoin.html?_r=0</text:p>
          </table:table-cell>
          <table:table-cell office:value-type="string" calcext:value-type="string">
            <text:p>New York Times</text:p>
          </table:table-cell>
          <table:table-cell office:value-type="date" office:date-value="2017-03-04" calcext:value-type="date">
            <text:p>03/04/17</text:p>
          </table:table-cell>
          <table:table-cell office:value-type="string" calcext:value-type="string">
            <text:p>Blockchain: A Better Way to Track Pork Chops, Bonds, Bad Peanut Butter?</text:p>
          </table:table-cell>
          <table:table-cell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motherboard.vice.com/en_us/article/bitcoin-is-still-unsustainable</text:p>
          </table:table-cell>
          <table:table-cell office:value-type="string" calcext:value-type="string">
            <text:p>Motherboard</text:p>
          </table:table-cell>
          <table:table-cell office:value-type="date" office:date-value="2017-03-07" calcext:value-type="date">
            <text:p>03/07/17</text:p>
          </table:table-cell>
          <table:table-cell office:value-type="string" calcext:value-type="string">
            <text:p>A Single Bitcoin Transaction Takes Thousands of Times More Energy Than a Credit Card Swipe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cryptocoinsnews.com/bitclub-attacks-the-bitcoin-network-with-transaction-malleability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0" calcext:value-type="date">
            <text:p>03/10/17</text:p>
          </table:table-cell>
          <table:table-cell table:style-name="ce1" office:value-type="string" calcext:value-type="string">
            <text:p>BitClub Attacks the Bitcoin Network with Transaction Malleability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bitclub-is-accused-by-bitcoin-unlimited-supporters-in-performing-malleability-attack-on-network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3-11" calcext:value-type="date">
            <text:p>03/11/17</text:p>
          </table:table-cell>
          <table:table-cell table:style-name="ce1" office:value-type="string" calcext:value-type="string">
            <text:p>BitClub is Accused By Bitcoin Unlimited Supporters In Performing Malleability Attack on Network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core-supporter-threatens-zero-day-exploit-bitcoin-unlimited-hardfork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3-14" calcext:value-type="date">
            <text:p>03/14/17</text:p>
          </table:table-cell>
          <table:table-cell table:style-name="ce1" office:value-type="string" calcext:value-type="string">
            <text:p>Bitcoin Core Supporter Threatens Zero Day Exploit if Bitcoin Unlimited Hardfork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could-the-super-uasf-break-bitcoins-scaling-deadlock/</text:p>
          </table:table-cell>
          <table:table-cell office:value-type="string" calcext:value-type="string">
            <text:p>CoinDesk</text:p>
          </table:table-cell>
          <table:table-cell office:value-type="date" office:date-value="2017-03-15" calcext:value-type="date">
            <text:p>03/15/17</text:p>
          </table:table-cell>
          <table:table-cell office:value-type="string" calcext:value-type="string">
            <text:p>'Super UASF': Could a Clever Idea Break Bitcoin's Scaling Deadlock?</text:p>
          </table:table-cell>
          <table:table-cell office:value-type="string" calcext:value-type="string">
            <text:p>daian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pymnts.com/news/bitcoin-tracker/2017/bitcoin-tracker-wannacry-doesnt-pay/</text:p>
          </table:table-cell>
          <table:table-cell table:style-name="ce8" office:value-type="string" calcext:value-type="string">
            <text:p>Pymnts</text:p>
          </table:table-cell>
          <table:table-cell table:style-name="ce11" office:value-type="date" office:date-value="2017-03-19" calcext:value-type="date">
            <text:p>03/19/17</text:p>
          </table:table-cell>
          <table:table-cell table:style-name="ce1" office:value-type="string" calcext:value-type="string">
            <text:p>Bitcoin Tracker: WannaCry Doesn’t Pay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news/articles/2017-03-23/post-bitcoin-technology-has-geeks-giants-and-hackers-excited</text:p>
          </table:table-cell>
          <table:table-cell table:style-name="ce1" office:value-type="string" calcext:value-type="string">
            <text:p>Bloomberg </text:p>
          </table:table-cell>
          <table:table-cell table:style-name="ce11" office:value-type="date" office:date-value="2017-03-23" calcext:value-type="date">
            <text:p>03/23/17</text:p>
          </table:table-cell>
          <table:table-cell table:style-name="ce1" office:value-type="string" calcext:value-type="string">
            <text:p>Post-Bitcoin Technology Has Geeks, Giants, and Hackers Excited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://www.coindesk.com/inside-ic3-cornell-science-of-magic-internet-money-bitcoin/</text:p>
          </table:table-cell>
          <table:table-cell office:value-type="string" calcext:value-type="string">
            <text:p>CoinDesk</text:p>
          </table:table-cell>
          <table:table-cell office:value-type="date" office:date-value="2017-03-29" calcext:value-type="date">
            <text:p>03/29/17</text:p>
          </table:table-cell>
          <table:table-cell office:value-type="string" calcext:value-type="string">
            <text:p>Inside IC3: How Cornell is Advancing the Science of Bitcoin</text:p>
          </table:table-cell>
          <table:table-cell office:value-type="string" calcext:value-type="string">
            <text:p>all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coindesk.com/no-incentive-algorand-blockchain-sparks-debate-cryptography-event/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No Incentive? Algorand Blockchain Sparks Debate at Cryptography Ev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3" office:value-type="string" calcext:value-type="string">
            <text:p><text:a xlink:href="http://www.the-blockchain.com/2017/04/04/groundbreaking-blockchain-research-feature-international-financial-cryptography-conference/" xlink:type="simple">http://www.the-blockchain.com/2017/04/04/groundbreaking-blockchain-research-feature-international-financial-cryptography-conference/</text:a></text:p>
          </table:table-cell>
          <table:table-cell table:style-name="ce1" office:value-type="string" calcext:value-type="string">
            <text:p>The Blockchain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Groundbreaking Blockchain Research to Feature at International Financial Cryptography Conference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forbes.com/sites/laurashin/2017/04/04/bitcoin-is-mired-in-a-civil-war-can-this-proposal-save-it/#5710ee716c54</text:p>
          </table:table-cell>
          <table:table-cell table:style-name="ce8" office:value-type="string" calcext:value-type="string">
            <text:p>Forbes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1" office:value-type="string" calcext:value-type="string">
            <text:p>Bitcoin Is Mired In A Civil War. Can This Proposal Save It?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techwireasia.com/2017/04/cryptocurrency-ethereum-gains-popularity-asian-companies-taking-note/" xlink:type="simple">http://techwireasia.com/2017/04/cryptocurrency-ethereum-gains-popularity-asian-companies-taking-note/</text:a></text:p>
          </table:table-cell>
          <table:table-cell table:style-name="ce8" office:value-type="string" calcext:value-type="string">
            <text:p>Tech Wire Asia</text:p>
          </table:table-cell>
          <table:table-cell table:style-name="ce11" office:value-type="date" office:date-value="2017-04-04" calcext:value-type="date">
            <text:p>04/04/17</text:p>
          </table:table-cell>
          <table:table-cell table:style-name="ce8" office:value-type="string" calcext:value-type="string">
            <text:p>Cryptocurrency Ethereum gains popularity, more Asian companies taking note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schism-developing-lightning-network-bitcoin-core-developer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5" calcext:value-type="date">
            <text:p>04/05/17</text:p>
          </table:table-cell>
          <table:table-cell table:style-name="ce1" office:value-type="string" calcext:value-type="string">
            <text:p>Schism Developing Between Lightning Network and Bitcoin Core Developers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bitmain-never-used-asicboost-production-says-jihan-wu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“Bitmain Has Never Used AsicBoost in Production”, Says Jihan Wu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bitcoins-new-controversy-asicboost-allegations-explaine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coin's New Controversy: The AsicBoost Allegations Explained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aplicaciones/bitpay-purse-lightning-network-ofrecen-solucion-escalabilidad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06" calcext:value-type="date">
            <text:p>04/06/17</text:p>
          </table:table-cell>
          <table:table-cell table:style-name="ce1" office:value-type="string" calcext:value-type="string">
            <text:p>BitPay, Purse y Lightning Network ofrecen solución de escalabilidad para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ointelegraph.com/news/spot-the-difference-ic3-blockchain-group-gains-first-financial-memb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Spot the Difference? “IC3” Blockchain Group Gains First Financial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econotimes.com/IC3-blockchain-group-adds-Fidelity-as-member-634556</text:p>
          </table:table-cell>
          <table:table-cell table:style-name="ce1" office:value-type="string" calcext:value-type="string">
            <text:p>EconoTimes</text:p>
          </table:table-cell>
          <table:table-cell table:style-name="ce11" office:value-type="date" office:date-value="2017-04-10" calcext:value-type="date">
            <text:p>04/10/17</text:p>
          </table:table-cell>
          <table:table-cell table:style-name="ce1" office:value-type="string" calcext:value-type="string">
            <text:p>IC3 blockchain group adds Fidelity as member</text:p>
          </table:table-cell>
          <table:table-cell table:style-name="ce4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fidelity.com/about-fidelity/news-releases/overview</text:p>
          </table:table-cell>
          <table:table-cell office:value-type="string" calcext:value-type="string">
            <text:p>Fidelity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is First in Finance to Support IC3: Global Financial Leader Joins IC3 to Explore Blockchai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reuters.com/article/fidelity-blockchain-idUSL1N1HH0N7</text:p>
          </table:table-cell>
          <table:table-cell office:value-type="string" calcext:value-type="string">
            <text:p>Reuters</text:p>
          </table:table-cell>
          <table:table-cell office:value-type="date" office:date-value="2017-04-10" calcext:value-type="date">
            <text:p>04/10/17</text:p>
          </table:table-cell>
          <table:table-cell office:value-type="string" calcext:value-type="string">
            <text:p>Fidelity becomes first asset manager to join blockchain group IC3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ointelegraph.com/news/secret-bitcoin-troll-army-pushes-for-segwit-adoption-emin-gun-sirer</text:p>
          </table:table-cell>
          <table:table-cell table:style-name="ce1" office:value-type="string" calcext:value-type="string">
            <text:p>Coin Telegraph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Secret Bitcoin Troll Army Pushes for SegWit Adoption: Emin Gun Sir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s://criptonoticias.com/opinion/asicboost-nuevo-tema-discusion-bitcoin/#axzz4kkNYGOVy" xlink:type="simple">https://criptonoticias.com/opinion/asicboost-nuevo-tema-discusion-bitcoin/#axzz4kkNYGOVy</text:a>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2" calcext:value-type="date">
            <text:p>04/12/17</text:p>
          </table:table-cell>
          <table:table-cell table:style-name="ce1" office:value-type="string" calcext:value-type="string">
            <text:p>Why AsicBoost is the new topic of discussion in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cryptocoinsnews.com/fidelity-blockchain-initiative-ic3/</text:p>
          </table:table-cell>
          <table:table-cell table:style-name="ce8" office:value-type="string" calcext:value-type="string">
            <text:p>Crypto Coins News</text:p>
          </table:table-cell>
          <table:table-cell table:style-name="ce11" office:value-type="date" office:date-value="2017-04-13" calcext:value-type="date">
            <text:p>04/13/17</text:p>
          </table:table-cell>
          <table:table-cell table:style-name="ce1" office:value-type="string" calcext:value-type="string">
            <text:p>Fidelity Joins Cryptocurrency &amp; Blockchain Initiative IC3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sobrebitcoin.com/asic-boots-un-nuevo-drama-en-la-comunidad-bitcoin/</text:p>
          </table:table-cell>
          <table:table-cell table:style-name="ce8" office:value-type="string" calcext:value-type="string">
            <text:p>SobreBitcoin</text:p>
          </table:table-cell>
          <table:table-cell table:style-name="ce11" office:value-type="date" office:date-value="2017-04-14" calcext:value-type="date">
            <text:p>04/14/17</text:p>
          </table:table-cell>
          <table:table-cell table:style-name="ce1" office:value-type="string" calcext:value-type="string">
            <text:p>ASIC Boots: un nuevo drama en la comunidad Bitcoin.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criptonoticias.com/colecciones/guia-supervivencia-hardfork-bitcoin/#axzz4kb8zb74L</text:p>
          </table:table-cell>
          <table:table-cell table:style-name="ce8" office:value-type="string" calcext:value-type="string">
            <text:p>Criptonoticias</text:p>
          </table:table-cell>
          <table:table-cell table:style-name="ce11" office:value-type="date" office:date-value="2017-04-15" calcext:value-type="date">
            <text:p>04/15/17</text:p>
          </table:table-cell>
          <table:table-cell table:style-name="ce1" office:value-type="string" calcext:value-type="string">
            <text:p>Guía de supervivencia para un hardfork de Bitcoin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monero-transactions-history-can-be-revealed-and-exposed-research</text:p>
          </table:table-cell>
          <table:table-cell office:value-type="string" calcext:value-type="string">
            <text:p>Coin Telegraph</text:p>
          </table:table-cell>
          <table:table-cell office:value-type="date" office:date-value="2017-04-15" calcext:value-type="date">
            <text:p>04/15/17</text:p>
          </table:table-cell>
          <table:table-cell office:value-type="string" calcext:value-type="string">
            <text:p>Monero Transactions History Can Be Revealed and Exposed: Research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ttps://www.technologyreview.com/s/604219/blockchains-weak-spots-pose-a-hidden-danger-to-users/</text:p>
          </table:table-cell>
          <table:table-cell table:style-name="ce1" office:value-type="string" calcext:value-type="string">
            <text:p>MIT Technology Review</text:p>
          </table:table-cell>
          <table:table-cell table:style-name="ce11" office:value-type="date" office:date-value="2017-04-18" calcext:value-type="date">
            <text:p>04/18/17</text:p>
          </table:table-cell>
          <table:table-cell table:style-name="ce1" office:value-type="string" calcext:value-type="string">
            <text:p>Blockchain’s Weak Spots Pose a Hidden Danger to User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fiercehealthcare.com/privacy-security/cornell-researcher-warns-blockchain-isn-t-foolproof</text:p>
          </table:table-cell>
          <table:table-cell table:style-name="ce1" office:value-type="string" calcext:value-type="string">
            <text:p>Fierce Health Care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researcher warns blockchain isn’t foolproof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cornell-professor-many-blockchain-failures-lie-ahead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4-19" calcext:value-type="date">
            <text:p>04/19/17</text:p>
          </table:table-cell>
          <table:table-cell table:style-name="ce1" office:value-type="string" calcext:value-type="string">
            <text:p>Cornell Prof: Blockchain Exuberance Shouldn't Cloud Consequenc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forbes.com/sites/laurashin/2017/04/20/why-bitcoins-greatest-asset-could-also-spell-its-doom/#e8d75736adcd</text:p>
          </table:table-cell>
          <table:table-cell table:style-name="ce1" office:value-type="string" calcext:value-type="string">
            <text:p>Forbes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y Bitcoin's Greatest Asset Could Also Spell Its D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wbur.org/bostonomix/2017/04/20/blockchain-explainer</text:p>
          </table:table-cell>
          <table:table-cell table:style-name="ce1" office:value-type="string" calcext:value-type="string">
            <text:p>WBUR</text:p>
          </table:table-cell>
          <table:table-cell table:style-name="ce11" office:value-type="date" office:date-value="2017-04-20" calcext:value-type="date">
            <text:p>04/20/17</text:p>
          </table:table-cell>
          <table:table-cell table:style-name="ce1" office:value-type="string" calcext:value-type="string">
            <text:p>What Blockchain Is, And Why Some Experts Say It's As Revolutionary As The Interne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ic3-researchers-propose-solidus-protocol-private-transactions/</text:p>
          </table:table-cell>
          <table:table-cell office:value-type="string" calcext:value-type="string">
            <text:p>CoinDesk</text:p>
          </table:table-cell>
          <table:table-cell office:value-type="date" office:date-value="2017-04-20" calcext:value-type="date">
            <text:p>04/20/17</text:p>
          </table:table-cell>
          <table:table-cell office:value-type="string" calcext:value-type="string">
            <text:p>IC3 Researchers Propose ‘Solidus’ Protocol for Private Transaction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bitcoin-mining-antlbleed-bombshell-smear-circus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4-27" calcext:value-type="date">
            <text:p>04/27/17</text:p>
          </table:table-cell>
          <table:table-cell table:style-name="ce1" office:value-type="string" calcext:value-type="string">
            <text:p>Bitcoin Mining: Is Antbleed a Bombshell, a Smear Campaign, or a Circus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searchcio.techtarget.com/news/450418402/Failure-is-a-critical-component-for-blockchain-development" xlink:type="simple">http://searchcio.techtarget.com/news/450418402/Failure-is-a-critical-component-for-blockchain-development</text:a></text:p>
          </table:table-cell>
          <table:table-cell table:style-name="ce1" office:value-type="string" calcext:value-type="string">
            <text:p>Techtarget</text:p>
          </table:table-cell>
          <table:table-cell table:style-name="ce11" office:value-type="date" office:date-value="2017-05-08" calcext:value-type="date">
            <text:p>05/08/17</text:p>
          </table:table-cell>
          <table:table-cell table:style-name="ce1" office:value-type="string" calcext:value-type="string">
            <text:p>Failure is a critical component for blockchain development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s://www.ethnews.com/town-crier-service-delivers-solid-data-to-coders</text:p>
          </table:table-cell>
          <table:table-cell office:value-type="string" calcext:value-type="string">
            <text:p>ETHNews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Town Crier Service Delivers Solid Data To Coders</text:p>
          </table:table-cell>
          <table:table-cell office:value-type="string" calcext:value-type="string">
            <text:p>juels,fanz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technologyreview.com/s/604336/how-encrypted-weather-data-could-help-corporate-blockchain-dreams-come-true/</text:p>
          </table:table-cell>
          <table:table-cell office:value-type="string" calcext:value-type="string">
            <text:p>MIT Technology Review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How Encrypted Weather Data Could Help Corporate Blockchain Dreams Come True</text:p>
          </table:table-cell>
          <table:table-cell office:value-type="string" calcext:value-type="string">
            <text:p>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denverpost.com/2017/05/12/nsa-leak-malware-cripples-computers/</text:p>
          </table:table-cell>
          <table:table-cell table:style-name="ce1" office:value-type="string" calcext:value-type="string">
            <text:p>The Denver Post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Malware, described in leaked NSA documents, cripples computers worldwid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telegram.com/news/20170512/hack-hits-computers-worldwide-exploiting-weakness-idd-in-leaked-nsa-documents</text:p>
          </table:table-cell>
          <table:table-cell table:style-name="ce1" office:value-type="string" calcext:value-type="string">
            <text:p>Telegram</text:p>
          </table:table-cell>
          <table:table-cell table:style-name="ce11" office:value-type="date" office:date-value="2017-05-12" calcext:value-type="date">
            <text:p>05/12/17</text:p>
          </table:table-cell>
          <table:table-cell table:style-name="ce1" office:value-type="string" calcext:value-type="string">
            <text:p>Hack hits computers worldwide, exploiting weakness ID’d in leaked NSA documen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normangeestar.net/2017/05/13/uk-hospitals-turn-away-patients-after-ransomware-attack/</text:p>
          </table:table-cell>
          <table:table-cell table:style-name="ce8" office:value-type="string" calcext:value-type="string">
            <text:p>Normangee Star</text:p>
          </table:table-cell>
          <table:table-cell table:style-name="ce11" office:value-type="date" office:date-value="2017-05-13" calcext:value-type="date">
            <text:p>05/13/17</text:p>
          </table:table-cell>
          <table:table-cell table:style-name="ce8" office:value-type="string" calcext:value-type="string">
            <text:p>UK hospitals turn away patients after ransomware attack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ethereum-price-moves-upwards-after-some-consolid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5-15" calcext:value-type="date">
            <text:p>05/15/17</text:p>
          </table:table-cell>
          <table:table-cell table:style-name="ce1" office:value-type="string" calcext:value-type="string">
            <text:p>Ethereum Price Moves Upwards After Some Consolid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http://www.coindesk.com/trust-your-oracle-cornell-launches-tool-for-confidential-blockchain-queries/</text:p>
          </table:table-cell>
          <table:table-cell office:value-type="string" calcext:value-type="string">
            <text:p>CoinDesk</text:p>
          </table:table-cell>
          <table:table-cell office:value-type="date" office:date-value="2017-05-17" calcext:value-type="date">
            <text:p>05/17/17</text:p>
          </table:table-cell>
          <table:table-cell office:value-type="string" calcext:value-type="string">
            <text:p>Trust Your Oracle? Cornell Launches Tool for Confidential Blockchain Queries</text:p>
          </table:table-cell>
          <table:table-cell office:value-type="string" calcext:value-type="string">
            <text:p>juels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http://www.coindesk.com/the-world-is-watching-can-wannacrys-creators-cash-out-their-bitcoin-rans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The World Is Watching: Can WannaCry's Creators Cash Out Their Bitcoin Ransom?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2" office:value-type="string" calcext:value-type="string">
            <text:p><text:a xlink:href="http://ca.reuters.com/article/technologyNews/idCAKCN18E2F1-OCATC" xlink:type="simple">http://ca.reuters.com/article/technologyNews/idCAKCN18E2F1-OCATC</text:a></text:p>
          </table:table-cell>
          <table:table-cell table:style-name="ce1" office:value-type="string" calcext:value-type="string">
            <text:p>Reuters</text:p>
          </table:table-cell>
          <table:table-cell table:style-name="ce11" office:value-type="date" office:date-value="2017-05-18" calcext:value-type="date">
            <text:p>05/18/17</text:p>
          </table:table-cell>
          <table:table-cell table:style-name="ce1" office:value-type="string" calcext:value-type="string">
            <text:p>Bitcoin's murkier rivals line up to displace it as cybercriminals' favourite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khaleejtimes.com/technology/bitcoin-in-danger-of-losing-this-ignominious-title</text:p>
          </table:table-cell>
          <table:table-cell table:style-name="ce1" office:value-type="string" calcext:value-type="string">
            <text:p>Khaleejtime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Bitcoin in danger of losing this ignominious titl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pymnts.com/news/bitcoin-tracker/2017/cybercrooks-look-for-bitcoin-alternative/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Cybercrooks Look For Bitcoin Alternativ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pymnts.com/whats-hot-2/2017/walmart-q1-2017-earnings-beat-ecommerce-skyrockets/" xlink:type="simple">http://www.pymnts.com/whats-hot-2/2017/walmart-q1-2017-earnings-beat-ecommerce-skyrockets/</text:a></text:p>
          </table:table-cell>
          <table:table-cell table:style-name="ce1" office:value-type="string" calcext:value-type="string">
            <text:p>PYMNTS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lmart Q1 Earnings Beat, eCommerce Skyrocket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nquisitr.com/4229871/wannacry-ransomware-virus-unlocked-by-french-researchers-using-wanakiwi-no-ransom/</text:p>
          </table:table-cell>
          <table:table-cell table:style-name="ce1" office:value-type="string" calcext:value-type="string">
            <text:p>Inquistr</text:p>
          </table:table-cell>
          <table:table-cell table:style-name="ce11" office:value-type="date" office:date-value="2017-05-19" calcext:value-type="date">
            <text:p>05/19/17</text:p>
          </table:table-cell>
          <table:table-cell table:style-name="ce1" office:value-type="string" calcext:value-type="string">
            <text:p>Wannacrypt, wannacry ransomware virus decrypted by French Researchers using Wanakiwi, No rans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moneyweb.co.za/news/tech/bitcoins-murkier-rivals-line-up-to-displace-it-as-cybercriminals-favourite/</text:p>
          </table:table-cell>
          <table:table-cell table:style-name="ce1" office:value-type="string" calcext:value-type="string">
            <text:p>Moneyweb</text:p>
          </table:table-cell>
          <table:table-cell table:style-name="ce11" office:value-type="date" office:date-value="2017-05-21" calcext:value-type="date">
            <text:p>05/21/17</text:p>
          </table:table-cell>
          <table:table-cell table:style-name="ce1" office:value-type="string" calcext:value-type="string">
            <text:p>Bitcoin’s murkier rivals line up to displace it as cybercriminals’ favourite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://www.ibtimes.co.uk/cornells-ic3-tackles-off-chain-transactions-intel-sgx-1624069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5-31" calcext:value-type="date">
            <text:p>05/31/17</text:p>
          </table:table-cell>
          <table:table-cell table:style-name="ce1" office:value-type="string" calcext:value-type="string">
            <text:p>Cornell's blockchain experts tackle off-chain transactions with Intel SGX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motherboard.vice.com/en_us/article/professor-schools-amateur-bitcoin-scammer" xlink:type="simple">https://motherboard.vice.com/en_us/article/professor-schools-amateur-bitcoin-scammer</text:a>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Professor Schools Amateur Bitcoin Scamme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cryptoinsider.com/basic-attention-token-sale-raises-35-million-less-30-seconds/</text:p>
          </table:table-cell>
          <table:table-cell table:style-name="ce1" office:value-type="string" calcext:value-type="string">
            <text:p>Crypto insider</text:p>
          </table:table-cell>
          <table:table-cell table:style-name="ce11" office:value-type="date" office:date-value="2017-06-02" calcext:value-type="date">
            <text:p>06/02/17</text:p>
          </table:table-cell>
          <table:table-cell table:style-name="ce1" office:value-type="string" calcext:value-type="string">
            <text:p>Basic Attention Token Sale Raises $35 million in Less Than 30 Second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amateur-bitcoin-scammer-impersonated-university-professor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05" calcext:value-type="date">
            <text:p>06/05/17</text:p>
          </table:table-cell>
          <table:table-cell table:style-name="ce1" office:value-type="string" calcext:value-type="string">
            <text:p>Amateur Bitcoin Scammer is Caught Impersonating a University Professor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ibtimes.co.uk/bitcoin-survey-shows-71-support-segwit-uasf-popularity-growing-1625147" xlink:type="simple">http://www.ibtimes.co.uk/bitcoin-survey-shows-71-support-segwit-uasf-popularity-growing-1625147</text:a></text:p>
          </table:table-cell>
          <table:table-cell table:style-name="ce1" office:value-type="string" calcext:value-type="string">
            <text:p>International Business Times</text:p>
          </table:table-cell>
          <table:table-cell table:style-name="ce11" office:value-type="date" office:date-value="2017-06-07" calcext:value-type="date">
            <text:p>06/07/17</text:p>
          </table:table-cell>
          <table:table-cell table:style-name="ce1" office:value-type="string" calcext:value-type="string">
            <text:p>Bitcoin survey shows 71% support SegWit and UASF popularity growing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office:value-type="string" calcext:value-type="string">
            <text:p>https://www.financemagnates.com/cryptocurrency/innovation/bitcoin-ng-like-mining-ethereum-like-smart-contracts-coming-waves/</text:p>
          </table:table-cell>
          <table:table-cell office:value-type="string" calcext:value-type="string">
            <text:p>Finance Magnates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Bitcoin NG-like Mining and Ethereum-like Smart Contracts Coming to Waves</text:p>
          </table:table-cell>
          <table:table-cell table:style-name="ce8" office:value-type="string" calcext:value-type="string">
            <text:p>sirer</text:p>
          </table:table-cell>
          <table:table-cell table:style-name="ce4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t3n.de/news/blockchain-technologie-studieren-830128/</text:p>
          </table:table-cell>
          <table:table-cell table:style-name="ce1" office:value-type="string" calcext:value-type="string">
            <text:p>T3N</text:p>
          </table:table-cell>
          <table:table-cell table:style-name="ce11" office:value-type="date" office:date-value="2017-06-12" calcext:value-type="date">
            <text:p>06/12/17</text:p>
          </table:table-cell>
          <table:table-cell table:style-name="ce12" office:value-type="string" calcext:value-type="string">
            <text:p>Blockchain-Technologie studieren: Diese Unis bieten das beste Angebot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www.bloomberg.com/features/2017-the-ether-thief/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The Ether Thief</text:p>
          </table:table-cell>
          <table:table-cell table:style-name="ce1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themerkle.com/bancor-project-raises-some-community-concerns-copycat-ico-website-aims-to-scam-investors/</text:p>
          </table:table-cell>
          <table:table-cell table:style-name="ce1" office:value-type="string" calcext:value-type="string">
            <text:p>The Merkle</text:p>
          </table:table-cell>
          <table:table-cell table:style-name="ce11" office:value-type="date" office:date-value="2017-06-13" calcext:value-type="date">
            <text:p>06/13/17</text:p>
          </table:table-cell>
          <table:table-cell table:style-name="ce1" office:value-type="string" calcext:value-type="string">
            <text:p>Bancor Project Raises Some Community Concerns, Copycat ICO Website Aims to Scam Investors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://www.coindesk.com/game-of-bluffs-with-bitmain-plan-bitcoin-scaling-becomes-digital-missile-crisis/" xlink:type="simple">http://www.coindesk.com/game-of-bluffs-with-bitmain-plan-bitcoin-scaling-becomes-digital-missile-crisis/</text:a></text:p>
          </table:table-cell>
          <table:table-cell table:style-name="ce1" office:value-type="string" calcext:value-type="string">
            <text:p>Coin Desk</text:p>
          </table:table-cell>
          <table:table-cell table:style-name="ce11" office:value-type="date" office:date-value="2017-06-15" calcext:value-type="date">
            <text:p>06/15/17</text:p>
          </table:table-cell>
          <table:table-cell table:style-name="ce1" office:value-type="string" calcext:value-type="string">
            <text:p>Game of Bluffs? With UAHF, Bitcoin Scaling Becomes Digital 'Missile Crisis'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3" office:value-type="string" calcext:value-type="string">
            <text:p><text:a xlink:href="https://www.bloomberg.com/gadfly/articles/2017-06-16/a-sneak-peak-at-the-cfa-fintech-exam" xlink:type="simple">https://www.bloomberg.com/gadfly/articles/2017-06-16/a-sneak-peak-at-the-cfa-fintech-exam</text:a>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6" calcext:value-type="date">
            <text:p>06/16/17</text:p>
          </table:table-cell>
          <table:table-cell table:style-name="ce1" office:value-type="string" calcext:value-type="string">
            <text:p>A Sneak Peek at the CFA Fintech Exa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gadfly/articles/2017-06-19/amazon-comes-for-grocery-margins-and-market-cap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Fly Charts: Amazon is Coming For Grocery Margins and Market Cap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cryptocoinsnews.com/microsoft-engineer-bitmain-zero-clue-bitcoin-decentralization/</text:p>
          </table:table-cell>
          <table:table-cell table:style-name="ce1" office:value-type="string" calcext:value-type="string">
            <text:p>Crypto Coins News</text:p>
          </table:table-cell>
          <table:table-cell table:style-name="ce11" office:value-type="date" office:date-value="2017-06-19" calcext:value-type="date">
            <text:p>06/19/17</text:p>
          </table:table-cell>
          <table:table-cell table:style-name="ce1" office:value-type="string" calcext:value-type="string">
            <text:p>Microsoft Engineer: Bitmain Has ‘Zero Clue’ About Bitcoin Decentralization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://www.coindesk.com/too-easy-critics-take-aim-at-ethereum-token-standard-amid-ico-boom/</text:p>
          </table:table-cell>
          <table:table-cell table:style-name="ce4" office:value-type="string" calcext:value-type="string">
            <text:p>Coin Desk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oo Easy? Critics Take Aim at Ethereum Token Standard Amid ICO Boom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https://www.bloomberg.com/view/articles/2017-06-20/bank-relationships-and-index-rules</text:p>
          </table:table-cell>
          <table:table-cell table:style-name="ce1" office:value-type="string" calcext:value-type="string">
            <text:p>Bloomberg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Bank Relationships and Index Rules</text:p>
          </table:table-cell>
          <table:table-cell table:style-name="ce1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1" office:value-type="string" calcext:value-type="string">
            <text:p>https://motherboard.vice.com/en_us/article/a-messaging-app-for-ethereum-just-raised-millions-with-barely-an-alpha</text:p>
          </table:table-cell>
          <table:table-cell table:style-name="ce1" office:value-type="string" calcext:value-type="string">
            <text:p>Motherboard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A Messaging App for Ethereum Just Raised $44 Million With Barely An Alpha</text:p>
          </table:table-cell>
          <table:table-cell table:style-name="ce8" office:value-type="string" calcext:value-type="string">
            <text:p>sirer</text:p>
          </table:table-cell>
          <table:table-cell table:style-name="ce1"/>
          <table:table-cell table:number-columns-repeated="1017"/>
        </table:table-row>
        <table:table-row table:style-name="ro2">
          <table:table-cell table:style-name="ce4" office:value-type="string" calcext:value-type="string">
            <text:p>https://www.wsj.com/articles/the-virtual-currency-war-that-threatens-to-tear-bitcoin-apart-1497956400</text:p>
          </table:table-cell>
          <table:table-cell table:style-name="ce1" office:value-type="string" calcext:value-type="string">
            <text:p>Wall Street Journal</text:p>
          </table:table-cell>
          <table:table-cell table:style-name="ce11" office:value-type="date" office:date-value="2017-06-20" calcext:value-type="date">
            <text:p>06/20/17</text:p>
          </table:table-cell>
          <table:table-cell table:style-name="ce1" office:value-type="string" calcext:value-type="string">
            <text:p>The Virtual-Currency War That Threatens to Tear Bitcoin Apart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ttps://www.crowdfundinsider.com/2017/06/102392-potential-red-flags-bancors-ico/</text:p>
          </table:table-cell>
          <table:table-cell office:value-type="string" calcext:value-type="string">
            <text:p>CrowdFund Insider</text:p>
          </table:table-cell>
          <table:table-cell office:value-type="date" office:date-value="2017-06-21" calcext:value-type="date">
            <text:p>06/21/17</text:p>
          </table:table-cell>
          <table:table-cell office:value-type="string" calcext:value-type="string">
            <text:p>Potential Red Flags in Bancor’s ICO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://www.coindesk.com/changing-exchanges-will-coinbase-tomorrow-decentralized/</text:p>
          </table:table-cell>
          <table:table-cell office:value-type="string" calcext:value-type="string">
            <text:p>Coin Desk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hanging Exchanges: Will the Coinbase of Tomorrow Be Decentralized?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cryptocoinsnews.com/cornell-professor-150-million-bancor-flawed/</text:p>
          </table:table-cell>
          <table:table-cell table:style-name="ce1" office:value-type="string" calcext:value-type="string">
            <text:p>Crypto Coins News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Cornell Professor: $150 Million Bancor is Flawed</text:p>
          </table:table-cell>
          <table:table-cell table:style-name="ce8" office:value-type="string" calcext:value-type="string">
            <text:p>sir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ttps://www.wsj.com/articles/why-you-wont-be-buying-a-coffee-with-bitcoin-anytime-soon-1498996800</text:p>
          </table:table-cell>
          <table:table-cell office:value-type="string" calcext:value-type="string">
            <text:p>Wall Street Journal</text:p>
          </table:table-cell>
          <table:table-cell office:value-type="date" office:date-value="2017-07-02" calcext:value-type="date">
            <text:p>07/02/17</text:p>
          </table:table-cell>
          <table:table-cell office:value-type="string" calcext:value-type="string">
            <text:p>Why You Won’t Be Buying A Coffee With Bitcoin Anytime Soon</text:p>
          </table:table-cell>
          <table:table-cell table:style-name="ce8" office:value-type="string" calcext:value-type="string">
            <text:p>sirer</text:p>
          </table:table-cell>
          <table:table-cell table:style-name="ce4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theaustralian.com.au/business/wall-street-journal/why-you-wont-be-buying-a-coffee-with-bitcoin-anytime-soon/news-story/de3585c1838015a7b52670db0aa4cf12</text:p>
          </table:table-cell>
          <table:table-cell table:style-name="ce5" office:value-type="string" calcext:value-type="string">
            <text:p>The Australian</text:p>
          </table:table-cell>
          <table:table-cell office:value-type="date" office:date-value="2017-07-03" calcext:value-type="date">
            <text:p>07/03/17</text:p>
          </table:table-cell>
          <table:table-cell table:style-name="ce5" office:value-type="string" calcext:value-type="string">
            <text:p>Why you won’t be buying a coffee with bitcoin anytime soo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ibtimes.com/could-online-harassment-slow-blockchains-growth-2562119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7-07" calcext:value-type="date">
            <text:p>07/07/17</text:p>
          </table:table-cell>
          <table:table-cell table:style-name="ce5" office:value-type="string" calcext:value-type="string">
            <text:p>Could Online Harassment Slow Blockchain’s Growth?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s://venturebeat.com/2017/07/08/why-bitcoins-value-could-get-even-more-volatile/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08" calcext:value-type="date">
            <text:p>07/08/17</text:p>
          </table:table-cell>
          <table:table-cell table:style-name="ce5" office:value-type="string" calcext:value-type="string">
            <text:p>Why Bitcoin’s value could get even more volati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<text:a xlink:href="https://uk.news.yahoo.com/future-money-bitcoin-other-cryptocurrency-141633146.html" xlink:type="simple">https://uk.news.yahoo.com/future-money-bitcoin-other-cryptocurrency-141633146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week.com/2017/07/21/zug-switzerland-crypto-valley-bitcoin-digital-currency-634524.html</text:p>
          </table:table-cell>
          <table:table-cell table:style-name="ce5" office:value-type="string" calcext:value-type="string">
            <text:p>Newsweek</text:p>
          </table:table-cell>
          <table:table-cell office:value-type="date" office:date-value="2017-07-11" calcext:value-type="date">
            <text:p>07/11/17</text:p>
          </table:table-cell>
          <table:table-cell table:style-name="ce5" office:value-type="string" calcext:value-type="string">
            <text:p>The Future of Money: Bitcoin and Other Cryptocurrency Technologies Are a Way of Life in This Small Swiss Town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newsbtc.com/2017/07/16/tezos-outdoes-icos-now-breaks-bancors-earlier-record/</text:p>
          </table:table-cell>
          <table:table-cell table:style-name="ce5" office:value-type="string" calcext:value-type="string">
            <text:p>News BTC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ezos Outdoes All the Other ICOs until Now, Breaks Bancor’s Record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coindesk.com/moon-blockchains-big-hiring-crunch-last-years/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16" calcext:value-type="date">
            <text:p>07/16/17</text:p>
          </table:table-cell>
          <table:table-cell table:style-name="ce5" office:value-type="string" calcext:value-type="string">
            <text:p>To the Moon? Blockchain's Hiring Crunch Could Last Years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mcall.com/news/police/mc-nws-montgomery-bitcoin-theft-federal-charges-20170719-story.html</text:p>
          </table:table-cell>
          <table:table-cell table:style-name="ce5" office:value-type="string" calcext:value-type="string">
            <text:p>The Morning Call</text:p>
          </table:table-cell>
          <table:table-cell office:value-type="date" office:date-value="2017-07-19" calcext:value-type="date">
            <text:p>07/19/17</text:p>
          </table:table-cell>
          <table:table-cell table:style-name="ce5" office:value-type="string" calcext:value-type="string">
            <text:p>Montco man tells feds he stole $40M in bit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cointelegraph.com/news/us-hacker-taken-for-stealing-necklace-confesses-to-40-mln-bitcoin-heist</text:p>
          </table:table-cell>
          <table:table-cell office:value-type="string" calcext:value-type="string">
            <text:p>Coin Telegraph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US Hacker Taken For Stealing Necklace, Confesses to $40 Mln Bitcoin Heis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charlotteobserver.com/news/science-technology/article162645448.html</text:p>
          </table:table-cell>
          <table:table-cell office:value-type="string" calcext:value-type="string">
            <text:p>Charlotte Observer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bitcoinist.com/pennsylvania-man-admits-40-million-bitcoin-theft/</text:p>
          </table:table-cell>
          <table:table-cell office:value-type="string" calcext:value-type="string">
            <text:p>Bitcoinis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Pennsylvania Man Confesses to $40 Million Bitcoin Theft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usnews.com/news/best-states/pennsylvania/articles/2017-07-20/man-tells-federal-officials-he-stole-40-million-in-bitcoin</text:p>
          </table:table-cell>
          <table:table-cell office:value-type="string" calcext:value-type="string">
            <text:p>US News &amp; World Report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://www.sacbee.com/news/business/technology/article162645448.html</text:p>
          </table:table-cell>
          <table:table-cell office:value-type="string" calcext:value-type="string">
            <text:p>Sacramento Bee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washingtontimes.com/news/2017/jul/20/man-tells-federal-officials-he-stole-40-million-in/</text:p>
          </table:table-cell>
          <table:table-cell office:value-type="string" calcext:value-type="string">
            <text:p>Washington Times</text:p>
          </table:table-cell>
          <table:table-cell office:value-type="date" office:date-value="2017-07-20" calcext:value-type="date">
            <text:p>07/20/17</text:p>
          </table:table-cell>
          <table:table-cell office:value-type="string" calcext:value-type="string">
            <text:p>Man tells federal officials he stole $40 million in bitcoin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<text:a xlink:href="https://venturebeat.com/2017/07/21/3-lessons-from-tezos-record-setting-blockchain-fundraise/" xlink:type="simple">https://venturebeat.com/2017/07/21/3-lessons-from-tezos-record-setting-blockchain-fundraise/</text:a></text:p>
          </table:table-cell>
          <table:table-cell table:style-name="ce5" office:value-type="string" calcext:value-type="string">
            <text:p>Venture Beat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3 lessons from Tezos’ record-setting blockchain fundraise</text:p>
          </table:table-cell>
          <table:table-cell table:style-name="ce5" office:value-type="string" calcext:value-type="string">
            <text:p>sirer 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ryptocoinsnews.com/111212-2/" xlink:type="simple">https://www.cryptocoinsnews.com/111212-2/</text:a></text:p>
          </table:table-cell>
          <table:table-cell table:style-name="ce5" office:value-type="string" calcext:value-type="string">
            <text:p>Crypto Coin News</text:p>
          </table:table-cell>
          <table:table-cell office:value-type="date" office:date-value="2017-07-21" calcext:value-type="date">
            <text:p>07/21/17</text:p>
          </table:table-cell>
          <table:table-cell table:style-name="ce5" office:value-type="string" calcext:value-type="string">
            <text:p>$40 Million in Bitcoin: Hacker Tells Feds He Stole Cryptocurrenc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inverse.com/article/34580-pennsylvania-cops-theodore-price-bitcoin-scam-alphabay" xlink:type="simple">https://www.inverse.com/article/34580-pennsylvania-cops-theodore-price-bitcoin-scam-alphabay</text:a></text:p>
          </table:table-cell>
          <table:table-cell table:style-name="ce5" office:value-type="string" calcext:value-type="string">
            <text:p>Inverse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Small-Town Cops Accidentally Find a $40 Million Bitcoin Scam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thnews.com/citi-collaborates-with-cornell-tech-for-blockchain-rd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Citi Collaborates With Cornell Tech For Blockchain R&amp;D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www.coindesk.com/emin-gun-sirer-sec-ico-ruling-end-beginning-blockchains/" xlink:type="simple">https://www.coindesk.com/emin-gun-sirer-sec-ico-ruling-end-beginning-blockchains/</text:a></text:p>
          </table:table-cell>
          <table:table-cell table:style-name="ce5" office:value-type="string" calcext:value-type="string">
            <text:p>Coin Desk</text:p>
          </table:table-cell>
          <table:table-cell office:value-type="date" office:date-value="2017-07-24" calcext:value-type="date">
            <text:p>07/24/17</text:p>
          </table:table-cell>
          <table:table-cell table:style-name="ce5" office:value-type="string" calcext:value-type="string">
            <text:p>Emin Gun Sirer: SEC ICO Guidance is 'End of Beginning for Blockchains'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cyberscoop.com/chainiac-software-backdoor-mandates-nsa-gchq/</text:p>
          </table:table-cell>
          <table:table-cell table:style-name="ce5" office:value-type="string" calcext:value-type="string">
            <text:p>Cyber Scoop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New tool can help prevent government-mandated backdoors in software, Swiss researchers say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t.com/content/4470a89c-718d-11e7-aca6-c6bd07df1a3c</text:p>
          </table:table-cell>
          <table:table-cell table:style-name="ce5" office:value-type="string" calcext:value-type="string">
            <text:p>Financial Times</text:p>
          </table:table-cell>
          <table:table-cell office:value-type="date" office:date-value="2017-07-25" calcext:value-type="date">
            <text:p>07/25/17</text:p>
          </table:table-cell>
          <table:table-cell table:style-name="ce5" office:value-type="string" calcext:value-type="string">
            <text:p>SEC looks to deflate bubble in ‘Initial Coin Offerings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ethereumworldnews.com/ethereum-price-sec-dao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7-26" calcext:value-type="date">
            <text:p>07/26/17</text:p>
          </table:table-cell>
          <table:table-cell table:style-name="ce5" office:value-type="string" calcext:value-type="string">
            <text:p>Ethereum Price Not Slowing Down In Front Of SEC Comments Related To DAO, I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cointelegraph.com/news/sec-ico-guideline-will-affect-blockchain-cornell-university-professor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SEC ICO Guideline Will Affect Blockchain: Cornell University Professor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cointelegraph.com/news/venture-capital-backed-startups-are-also-starting-to-run-icos" xlink:type="simple">https://cointelegraph.com/news/venture-capital-backed-startups-are-also-starting-to-run-icos</text:a>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7-27" calcext:value-type="date">
            <text:p>07/27/17</text:p>
          </table:table-cell>
          <table:table-cell table:style-name="ce5" office:value-type="string" calcext:value-type="string">
            <text:p><text:s/>Venture Capital-Backed Startups Are Also Starting to Run ICO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finance-and-economics/21725598-compromise-over-currencys-future-may-not-last-making-bitcoin-work-better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Making Bitcoin work better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www.theverge.com/2017/7/29/16060344/btce-bitcoin-exchange-takedown-mt-gox-theft-law-enforcement</text:p>
          </table:table-cell>
          <table:table-cell table:style-name="ce5" office:value-type="string" calcext:value-type="string">
            <text:p>The Verge</text:p>
          </table:table-cell>
          <table:table-cell office:value-type="date" office:date-value="2017-07-29" calcext:value-type="date">
            <text:p>07/29/17</text:p>
          </table:table-cell>
          <table:table-cell table:style-name="ce5" office:value-type="string" calcext:value-type="string">
            <text:p>Why the feds took down one of Bitcoin’s largest exchange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forbes.com/sites/jasonbloomberg/2017/07/30/six-reasons-why-we-need-blockchain-skeptics/#2d91293074af</text:p>
          </table:table-cell>
          <table:table-cell table:style-name="ce5" office:value-type="string" calcext:value-type="string">
            <text:p>Forbes</text:p>
          </table:table-cell>
          <table:table-cell office:value-type="date" office:date-value="2017-07-30" calcext:value-type="date">
            <text:p>07/30/17</text:p>
          </table:table-cell>
          <table:table-cell table:style-name="ce5" office:value-type="string" calcext:value-type="string">
            <text:p>Six Reasons Why We Need Blockchain Skeptics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sbt.com/news/business/ap-explains-threat-of-a-bitcoin-split-avoided-for-now</text:p>
          </table:table-cell>
          <table:table-cell table:style-name="ce5" office:value-type="string" calcext:value-type="string">
            <text:p>Associated Pres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top.com/business-finance/2017/07/threat-of-a-bitcoin-split-avoided-for-now/</text:p>
          </table:table-cell>
          <table:table-cell table:style-name="ce5" office:value-type="string" calcext:value-type="string">
            <text:p>wtop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phys.org/news/2017-07-threat-bitcoin.html" xlink:type="simple">https://phys.org/news/2017-07-threat-bitcoin.html</text:a></text:p>
          </table:table-cell>
          <table:table-cell table:style-name="ce5" office:value-type="string" calcext:value-type="string">
            <text:p>phys.org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ktar.com/story/1678627/threat-of-a-bitcoin-split-avoided-for-now/</text:p>
          </table:table-cell>
          <table:table-cell table:style-name="ce5" office:value-type="string" calcext:value-type="string">
            <text:p>Ktar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s://finance.yahoo.com/news/threat-bitcoin-split-avoided-now-185151998--finance.html" xlink:type="simple">https://finance.yahoo.com/news/threat-bitcoin-split-avoided-now-185151998--finance.html</text:a></text:p>
          </table:table-cell>
          <table:table-cell table:style-name="ce5" office:value-type="string" calcext:value-type="string">
            <text:p>Yaho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startribune.com/threat-of-a-bitcoin-split-avoided-for-now/437697553/</text:p>
          </table:table-cell>
          <table:table-cell table:style-name="ce5" office:value-type="string" calcext:value-type="string">
            <text:p>Star Trubune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metronews.ca/news/world/2017/07/31/ap-explains-threat-of-a-bitcoin-split-avoided-for-now.html</text:p>
          </table:table-cell>
          <table:table-cell table:style-name="ce5" office:value-type="string" calcext:value-type="string">
            <text:p>Metro News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nationalpost.com/pmn/news-pmn/ap-explains-threat-of-a-bitcoin-split-avoided-for-now" xlink:type="simple">http://nationalpost.com/pmn/news-pmn/ap-explains-threat-of-a-bitcoin-split-avoided-for-now</text:a></text:p>
          </table:table-cell>
          <table:table-cell table:style-name="ce5" office:value-type="string" calcext:value-type="string">
            <text:p>National Post</text:p>
          </table:table-cell>
          <table:table-cell office:value-type="date" office:date-value="2017-07-31" calcext:value-type="date">
            <text:p>07/31/17</text:p>
          </table:table-cell>
          <table:table-cell table:style-name="ce5" office:value-type="string" calcext:value-type="string">
            <text:p>AP Explains: 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abc.net.au/news/2017-08-01/bitcoin-changes-explained/8763980</text:p>
          </table:table-cell>
          <table:table-cell table:style-name="ce5" office:value-type="string" calcext:value-type="string">
            <text:p>ABC News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in: What's going on with the digital currency?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m/story/bitcoin-is-splitting-in-two-now-what/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Bitcon is Splitting in Two. Now What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www.newsmax.com/Finance/StreetTalk/bitcoin-currency-digital-virtual/2017/08/01/id/805020/" xlink:type="simple">http://www.newsmax.com/Finance/StreetTalk/bitcoin-currency-digital-virtual/2017/08/01/id/805020/</text:a></text:p>
          </table:table-cell>
          <table:table-cell table:style-name="ce5" office:value-type="string" calcext:value-type="string">
            <text:p>News Max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technologyreview.com/s/608483/wait-bitcoin-just-did-what/</text:p>
          </table:table-cell>
          <table:table-cell table:style-name="ce5" office:value-type="string" calcext:value-type="string">
            <text:p>MIT Technology Review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Wait, Bitcoin Just Did What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7" office:value-type="string" calcext:value-type="string">
            <text:p><text:a xlink:href="http://jamaica-gleaner.com/article/business/20170801/threat-bitcoin-split-averted-now" xlink:type="simple">http://jamaica-gleaner.com/article/business/20170801/threat-bitcoin-split-averted-now</text:a></text:p>
          </table:table-cell>
          <table:table-cell table:style-name="ce5" office:value-type="string" calcext:value-type="string">
            <text:p>The Gleaner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ert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news.com.au/technology/innovation/design/threat-of-a-split-from-bitcoins-civil-war-avoided-for-now/news-story/287555c7e6a67d7367fe6e4dca7d4875" xlink:type="simple">http://www.news.com.au/technology/innovation/design/threat-of-a-split-from-bitcoins-civil-war-avoided-for-now/news-story/287555c7e6a67d7367fe6e4dca7d4875</text:a></text:p>
          </table:table-cell>
          <table:table-cell table:style-name="ce5" office:value-type="string" calcext:value-type="string">
            <text:p>News.com.au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split from Bitcoin’s civil war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7" office:value-type="string" calcext:value-type="string">
            <text:p><text:a xlink:href="http://www.deccanchronicle.com/technology/in-other-news/010817/threat-of-a-bitcoin-split-avoided-for-now.html" xlink:type="simple">http://www.deccanchronicle.com/technology/in-other-news/010817/threat-of-a-bitcoin-split-avoided-for-now.html</text:a></text:p>
          </table:table-cell>
          <table:table-cell table:style-name="ce5" office:value-type="string" calcext:value-type="string">
            <text:p>Deccan Chronicle</text:p>
          </table:table-cell>
          <table:table-cell office:value-type="date" office:date-value="2017-08-01" calcext:value-type="date">
            <text:p>08/01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wired.co.uk/article/bitcoin-splits-into-two-currencies</text:p>
          </table:table-cell>
          <table:table-cell table:style-name="ce5" office:value-type="string" calcext:value-type="string">
            <text:p>Wired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Bitcoin has split in two- what does that mean?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www.guardian.co.tt/business-guardian/2017-08-03/threat-bitcoin-split-avoided-now</text:p>
          </table:table-cell>
          <table:table-cell table:style-name="ce5" office:value-type="string" calcext:value-type="string">
            <text:p>Guardian</text:p>
          </table:table-cell>
          <table:table-cell office:value-type="date" office:date-value="2017-08-02" calcext:value-type="date">
            <text:p>08/02/17</text:p>
          </table:table-cell>
          <table:table-cell table:style-name="ce5" office:value-type="string" calcext:value-type="string">
            <text:p>Threat of a bitcoin split avoided, for now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coinjournal.net/kevm-wins-ic3-ethereum-crypto-boot-camp-2017-competition/</text:p>
          </table:table-cell>
          <table:table-cell office:value-type="string" calcext:value-type="string">
            <text:p>CoinJournal</text:p>
          </table:table-cell>
          <table:table-cell office:value-type="date" office:date-value="2017-08-02" calcext:value-type="date">
            <text:p>08/02/17</text:p>
          </table:table-cell>
          <table:table-cell office:value-type="string" calcext:value-type="string">
            <text:p>KEVM Wins IC3-Ethereum Crypto Boot Camp 2017 Competition</text:p>
          </table:table-cell>
          <table:table-cell office:value-type="string" calcext:value-type="string">
            <text:p>mil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ethnews.com/ic3-bootcamp-winners</text:p>
          </table:table-cell>
          <table:table-cell office:value-type="string" calcext:value-type="string">
            <text:p>ETHNews</text:p>
          </table:table-cell>
          <table:table-cell office:value-type="date" office:date-value="2017-08-03" calcext:value-type="date">
            <text:p>08/03/17</text:p>
          </table:table-cell>
          <table:table-cell office:value-type="string" calcext:value-type="string">
            <text:p>IC3 Boot Camp Winners</text:p>
          </table:table-cell>
          <table:table-cell office:value-type="string" calcext:value-type="string">
            <text:p>all</text:p>
          </table:table-cell>
          <table:table-cell/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quintdaily.com/2017/08/bitcoin-price-fall-percentage-august-report/</text:p>
          </table:table-cell>
          <table:table-cell table:style-name="ce5" office:value-type="string" calcext:value-type="string">
            <text:p>The Quint Daily</text:p>
          </table:table-cell>
          <table:table-cell office:value-type="date" office:date-value="2017-08-04" calcext:value-type="date">
            <text:p>08/04/17</text:p>
          </table:table-cell>
          <table:table-cell table:style-name="ce5" office:value-type="string" calcext:value-type="string">
            <text:p>Bitcoin Price Fall by Percentage August Report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www.economist.com/news/business-and-finance/21725747-crypto-currencys-split-two-versions-may-be-followed-others-bitcoin</text:p>
          </table:table-cell>
          <table:table-cell table:style-name="ce5" office:value-type="string" calcext:value-type="string">
            <text:p>The Economist</text:p>
          </table:table-cell>
          <table:table-cell office:value-type="date" office:date-value="2017-08-05" calcext:value-type="date">
            <text:p>08/05/17</text:p>
          </table:table-cell>
          <table:table-cell table:style-name="ce5" office:value-type="string" calcext:value-type="string">
            <text:p>Bitcoin divides to rule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microsoft-goes-ethereum-561-bln-us-company-releases-ethereum-based-protocol-coco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Microsoft Goes Ethereum: $561 Bln US Company Releases Ethereum-Based Protocol ‘Coco’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ethereumworldnews.com/ethereum-based-protocol-code-privacy-confidential-consortium-framework-coco-published-microsoft/</text:p>
          </table:table-cell>
          <table:table-cell table:style-name="ce5" office:value-type="string" calcext:value-type="string">
            <text:p>Ethereum World News</text:p>
          </table:table-cell>
          <table:table-cell office:value-type="date" office:date-value="2017-08-12" calcext:value-type="date">
            <text:p>08/12/17</text:p>
          </table:table-cell>
          <table:table-cell table:style-name="ce5" office:value-type="string" calcext:value-type="string">
            <text:p>Etherurm Based Protocol Code for Privacy: Confidential Consortium Framework Coco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://newburghgazette.com/2017/08/14/bitcoin-soars-past-4000-in-weekend-trading/</text:p>
          </table:table-cell>
          <table:table-cell office:value-type="string" calcext:value-type="string">
            <text:p>Newburgh Gazette</text:p>
          </table:table-cell>
          <table:table-cell office:value-type="date" office:date-value="2017-08-14" calcext:value-type="date">
            <text:p>08/14/17</text:p>
          </table:table-cell>
          <table:table-cell office:value-type="string" calcext:value-type="string">
            <text:p>Bitcoin Soars Past $4000 in Weekend Trading</text:p>
          </table:table-cell>
          <table:table-cell table:style-name="ce5" office:value-type="string" calcext:value-type="string">
            <text:p>sirer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calcext:value-type="string">
            <text:p>Forbes</text:p>
          </table:table-cell>
          <table:table-cell office:value-type="date" office:date-value="2017-08-15" calcext:value-type="date">
            <text:p>08/15/17</text:p>
          </table:table-cell>
          <table:table-cell office:value-type="string" calcext:value-type="string">
            <text:p>Researchers Find Issues With 0x, An Ethereum-Based Project Aiming To Raise Millions In An ICO</text:p>
          </table:table-cell>
          <table:table-cell office:value-type="string" calcext:value-type="string">
            <text:p>ari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ibtimes.com/why-bancor-wants-become-youtube-cryptocurrency-2578294</text:p>
          </table:table-cell>
          <table:table-cell table:style-name="ce5" office:value-type="string" calcext:value-type="string">
            <text:p>International Business Times</text:p>
          </table:table-cell>
          <table:table-cell office:value-type="date" office:date-value="2017-08-17" calcext:value-type="date">
            <text:p>08/17/17</text:p>
          </table:table-cell>
          <table:table-cell table:style-name="ce5" office:value-type="string" calcext:value-type="string">
            <text:p>Why Bancor Wants To Become The YouTube Of Cryptocurrency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submarine-sends-inside-ic3s-plan-to-clamp-down-on-ico-cheats/</text:p>
          </table:table-cell>
          <table:table-cell office:value-type="string" calcext:value-type="string">
            <text:p>Coin Desk</text:p>
          </table:table-cell>
          <table:table-cell office:value-type="date" office:date-value="2017-08-28" calcext:value-type="date">
            <text:p>08/28/17</text:p>
          </table:table-cell>
          <table:table-cell office:value-type="string" calcext:value-type="string">
            <text:p>Submarine Sends: IC3's Plan to Clamp Down on ICO Cheats</text:p>
          </table:table-cell>
          <table:table-cell office:value-type="string" calcext:value-type="string">
            <text:p>ari</text:p>
          </table:table-cell>
          <table:table-cell/>
          <table:table-cell table:style-name="ce5" table:number-columns-repeated="1017"/>
        </table:table-row>
        <table:table-row table:style-name="ro1">
          <table:table-cell office:value-type="string" calcext:value-type="string">
            <text:p>http://www.miamiherald.com/news/business/article170086247.html</text:p>
          </table:table-cell>
          <table:table-cell office:value-type="string" calcext:value-type="string">
            <text:p>Miami Herald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itcoin for burgers? This could be a Whopper of a deal</text:p>
          </table:table-cell>
          <table:table-cell table:style-name="ce5" office:value-type="string" calcext:value-type="string">
            <text:p>sirer</text:p>
          </table:table-cell>
          <table:table-cell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://us.blastingnews.com/world/2017/08/burger-king-creates-its-own-currency-whoppercoin-001968233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creates its own currency, Whoppercoin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s://siliconangle.com/blog/2017/08/29/burger-king-intros-whoppercoin-loyalty-reward-scheme-russia/</text:p>
          </table:table-cell>
          <table:table-cell table:style-name="ce5" office:value-type="string" calcext:value-type="string">
            <text:p>Silicon Angle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debuts WhopperCoin as a loyalty reward program in Russia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www.bbc.com/news/technology-41082388</text:p>
          </table:table-cell>
          <table:table-cell table:style-name="ce5" office:value-type="string" calcext:value-type="string">
            <text:p>BBC News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WhopperCoin crypto-cash in Russia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ccm.net/news/28279-burger-king-launches-cryptocurrency</text:p>
          </table:table-cell>
          <table:table-cell table:style-name="ce5" office:value-type="string" calcext:value-type="string">
            <text:p>CCM</text:p>
          </table:table-cell>
          <table:table-cell office:value-type="date" office:date-value="2017-08-29" calcext:value-type="date">
            <text:p>08/29/17</text:p>
          </table:table-cell>
          <table:table-cell table:style-name="ce5" office:value-type="string" calcext:value-type="string">
            <text:p>Burger King Launches Cryptocurrency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foxnews.com/food-drink/2017/08/30/burger-king-offers-free-whoppers-to-people-just-fired-from-their-jobs.html</text:p>
          </table:table-cell>
          <table:table-cell office:value-type="string" calcext:value-type="string">
            <text:p>Fox News</text:p>
          </table:table-cell>
          <table:table-cell office:value-type="date" office:date-value="2017-08-29" calcext:value-type="date">
            <text:p>08/29/17</text:p>
          </table:table-cell>
          <table:table-cell office:value-type="string" calcext:value-type="string">
            <text:p>Burger King offers free Whoppers to people just fired from their jobs</text:p>
          </table:table-cell>
          <table:table-cell table:style-name="ce5" office:value-type="string" calcext:value-type="string">
            <text:p>sirer</text:p>
          </table:table-cell>
          <table:table-cell table:style-name="ce5" office:value-type="string" calcext:value-type="string">
            <text:p>feature</text:p>
          </table:table-cell>
          <table:table-cell table:style-name="ce5" table:number-columns-repeated="1017"/>
        </table:table-row>
        <table:table-row table:style-name="ro1">
          <table:table-cell table:style-name="ce5" office:value-type="string" calcext:value-type="string">
            <text:p>https://cointelegraph.com/news/the-biggest-icos-overview</text:p>
          </table:table-cell>
          <table:table-cell table:style-name="ce5" office:value-type="string" calcext:value-type="string">
            <text:p>Coin Telegraph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The Biggest ICOs Overview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http://us.blastingnews.com/business/2017/08/burger-king-launches-whoppercoin-001963309.html</text:p>
          </table:table-cell>
          <table:table-cell table:style-name="ce5" office:value-type="string" calcext:value-type="string">
            <text:p>Bla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hes WhopperCoin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www.softwaretestingnews.co.uk/burger-king-launches-russian-crypto-currency/</text:p>
          </table:table-cell>
          <table:table-cell table:style-name="ce5" office:value-type="string" calcext:value-type="string">
            <text:p>Software Testing News</text:p>
          </table:table-cell>
          <table:table-cell office:value-type="date" office:date-value="2017-08-30" calcext:value-type="date">
            <text:p>08/30/17</text:p>
          </table:table-cell>
          <table:table-cell table:style-name="ce5" office:value-type="string" calcext:value-type="string">
            <text:p>Burger King launces Russian Crypto-Currency </text:p>
          </table:table-cell>
          <table:table-cell table:style-name="ce5" office:value-type="string" calcext:value-type="string">
            <text:p>sirer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https://www.coindesk.com/whoppercoin-burger-king-russia-launches-blockchain-loyalty-program/</text:p>
          </table:table-cell>
          <table:table-cell office:value-type="string" calcext:value-type="string">
            <text:p>Coin Desk</text:p>
          </table:table-cell>
          <table:table-cell office:value-type="date" office:date-value="2017-08-30" calcext:value-type="date">
            <text:p>08/30/17</text:p>
          </table:table-cell>
          <table:table-cell office:value-type="string" calcext:value-type="string">
            <text:p>WhopperCoin: Burger King Russia Launches Blockchain Loyalty Program</text:p>
          </table:table-cell>
          <table:table-cell table:style-name="ce5"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http://www.alleywatch.com/2017/09/6-thoughts-following-epic-week-going-cryptocurrency-rabbit-hole/</text:p>
          </table:table-cell>
          <table:table-cell table:style-name="ce5" office:value-type="string" calcext:value-type="string">
            <text:p>Alley Watch</text:p>
          </table:table-cell>
          <table:table-cell office:value-type="date" office:date-value="2017-09-01" calcext:value-type="date">
            <text:p>09/01/17</text:p>
          </table:table-cell>
          <table:table-cell table:style-name="ce5" office:value-type="string" calcext:value-type="string">
            <text:p>6 Thoughts Following An Epic Week Going Down The Cryptocurrency Rabbit Hol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s://www.coindesk.com/microsoft-joins-cornell-blockchain-research-group/</text:p>
          </table:table-cell>
          <table:table-cell office:value-type="string" calcext:value-type="string">
            <text:p>Coin Desk</text:p>
          </table:table-cell>
          <table:table-cell office:value-type="date" office:date-value="2017-09-01" calcext:value-type="date">
            <text:p>09/01/17</text:p>
          </table:table-cell>
          <table:table-cell office:value-type="string" calcext:value-type="string">
            <text:p>Microsoft Joins IC3: Membership Underscores Long-Term Commitment to Blockchain-based Solutions for Business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ttp://gearsofbiz.com/burger-king-launches-a-whopper-of-a-loyalty-programme/40259</text:p>
          </table:table-cell>
          <table:table-cell table:style-name="ce5" office:value-type="string" calcext:value-type="string">
            <text:p>Gears of Biz</text:p>
          </table:table-cell>
          <table:table-cell office:value-type="date" office:date-value="2017-09-02" calcext:value-type="date">
            <text:p>09/02/17</text:p>
          </table:table-cell>
          <table:table-cell table:style-name="ce5" office:value-type="string" calcext:value-type="string">
            <text:p>Burger King launches a ‘whopper’ of a loyalty programme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5" office:value-type="string" calcext:value-type="string">
            <text:p>http://news.sys-con.com/node/4151236</text:p>
          </table:table-cell>
          <table:table-cell table:style-name="ce5" office:value-type="string" calcext:value-type="string">
            <text:p>Sys-Con Media</text:p>
          </table:table-cell>
          <table:table-cell office:value-type="date" office:date-value="2017-09-06" calcext:value-type="date">
            <text:p>09/06/17</text:p>
          </table:table-cell>
          <table:table-cell table:style-name="ce5" office:value-type="string" calcext:value-type="string">
            <text:p>The Economist Events’ Finance Disrupted Conference To Explore Fintech’s ‘Coming of Age’</text:p>
          </table:table-cell>
          <table:table-cell table:style-name="ce5" office:value-type="string" calcext:value-type="string">
            <text:p>sirer</text:p>
          </table:table-cell>
          <table:table-cell table:style-name="ce5"/>
          <table:table-cell table:number-columns-repeated="1017"/>
        </table:table-row>
        <table:table-row table:style-name="ro1">
          <table:table-cell office:value-type="string" calcext:value-type="string">
            <text:p>http://cornellsun.com/2017/09/11/cornell-researchers-highlight-ethical-lapses-in-recent-cybersecurity-failures/</text:p>
          </table:table-cell>
          <table:table-cell office:value-type="string" calcext:value-type="string">
            <text:p>Cornell Sun</text:p>
          </table:table-cell>
          <table:table-cell office:value-type="date" office:date-value="2017-09-11" calcext:value-type="date">
            <text:p>09/11/17</text:p>
          </table:table-cell>
          <table:table-cell office:value-type="string" calcext:value-type="string">
            <text:p>Cornell Researchers Highlight Ethical Lapses in Recent Cybersecurity Failu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ttps://spectrum.ieee.org/computing/networks/blockchains-how-they-work-and-why-theyll-change-the-world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Blockchains: How They Work and Why They’ll Change the World</text:p>
          </table:table-cell>
          <table:table-cell office:value-type="string" calcext:value-type="string">
            <text:p>sirer,juels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spectrum.ieee.org/energy/policy/the-ridiculous-amount-of-energy-it-takes-to-run-bitcoin</text:p>
          </table:table-cell>
          <table:table-cell office:value-type="string" calcext:value-type="string">
            <text:p>IEEE Spectrum</text:p>
          </table:table-cell>
          <table:table-cell office:value-type="date" office:date-value="2017-09-28" calcext:value-type="date">
            <text:p>09/28/17</text:p>
          </table:table-cell>
          <table:table-cell office:value-type="string" calcext:value-type="string">
            <text:p>The Ridiculous Amount of Energy It Takes to Run Bitcoin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s://www.salon.com/2017/10/01/by-concealing-identities-cryptocurrencies-fuel-cybercrime/</text:p>
          </table:table-cell>
          <table:table-cell office:value-type="string" calcext:value-type="string">
            <text:p>Salon</text:p>
          </table:table-cell>
          <table:table-cell office:value-type="date" office:date-value="2017-10-01" calcext:value-type="date">
            <text:p>10/01/17</text:p>
          </table:table-cell>
          <table:table-cell office:value-type="string" calcext:value-type="string">
            <text:p>By concealing identities, cryptocurrencies fuel cybercrime</text:p>
          </table:table-cell>
          <table:table-cell office:value-type="string" calcext:value-type="string">
            <text:p>juels,eyal,bento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mansionglobal.com/articles/77889-bitcoin-and-the-blockchain-are-disruptors-in-global-real-estate</text:p>
          </table:table-cell>
          <table:table-cell office:value-type="string" calcext:value-type="string">
            <text:p>Mansion Global</text:p>
          </table:table-cell>
          <table:table-cell office:value-type="date" office:date-value="2017-10-20" calcext:value-type="date">
            <text:p>10/20/17</text:p>
          </table:table-cell>
          <table:table-cell office:value-type="string" calcext:value-type="string">
            <text:p>Bitcoin and the Blockchain Are Disruptors in Global Real Estate</text:p>
          </table:table-cell>
          <table:table-cell office:value-type="string" calcext:value-type="string">
            <text:p>sir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://www.businessinsider.com/ibm-azure-aws-blockchain-service-2017-10</text:p>
          </table:table-cell>
          <table:table-cell office:value-type="string" calcext:value-type="string">
            <text:p>Business Insider</text:p>
          </table:table-cell>
          <table:table-cell office:value-type="date" office:date-value="2017-10-24" calcext:value-type="date">
            <text:p>10/24/17</text:p>
          </table:table-cell>
          <table:table-cell office:value-type="string" calcext:value-type="string">
            <text:p>IBM, Amazon &amp; Microsoft are offering their blockchain technology as a service</text:p>
          </table:table-cell>
          <table:table-cell office:value-type="string" calcext:value-type="string">
            <text:p>a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ttps://www.coindesk.com/ic3-blockchain-initiative-expands-research-team-europe/</text:p>
          </table:table-cell>
          <table:table-cell office:value-type="string" calcext:value-type="string">
            <text:p>Coin Desk</text:p>
          </table:table-cell>
          <table:table-cell office:value-type="date" office:date-value="2017-10-31" calcext:value-type="date">
            <text:p>10/31/17</text:p>
          </table:table-cell>
          <table:table-cell office:value-type="string" calcext:value-type="string">
            <text:p>IC3 Blockchain Initiative Expands Research Team to Europe</text:p>
          </table:table-cell>
          <table:table-cell office:value-type="string" calcext:value-type="string">
            <text:p>sirer,all</text:p>
          </table:table-cell>
          <table:table-cell office:value-type="string" calcext:value-type="string">
            <text:p>feature</text:p>
          </table:table-cell>
          <table:table-cell table:number-columns-repeated="1017"/>
        </table:table-row>
        <table:table-row table:style-name="ro1" table:number-rows-repeated="10481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349:Sheet1.AMJ40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number:min-integer-digits="3" number:min-exponent-digits="1"/>
    </number:number-style>
    <number:number-style style:name="N125">
      <number:scientific-number number:decimal-places="1" number:min-integer-digits="1" number:min-exponent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Arial" fo:font-family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 style:data-style-name="N2" text:time-value="11:02:22.22261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31T11:07:01.794584000</dc:date>
    <meta:generator>LibreOffice/4.3.7.2$MacOSX_X86_64 LibreOffice_project/8a35821d8636a03b8bf4e15b48f59794652c68ba</meta:generator>
    <meta:editing-duration>PT1H58M1S</meta:editing-duration>
    <meta:editing-cycles>96</meta:editing-cycles>
    <meta:document-statistic meta:table-count="1" meta:cell-count="2126" meta:object-count="0"/>
    <meta:user-defined meta:name=""/>
  </office:meta>
</office:document-meta>
</file>